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ohit Hindi1" svg:font-family="'Lohit Hindi'"/>
    <style:font-face style:name="OpenSymbol" svg:font-family="OpenSymbol"/>
    <style:font-face style:name="Times" svg:font-family="Time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C" style:family="table-column">
      <style:table-column-properties style:column-width="5.667cm" style:rel-column-width="21844*"/>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3.81cm"/>
    </style:style>
    <style:style style:name="Table2.B" style:family="table-column">
      <style:table-column-properties style:column-width="2.17cm"/>
    </style:style>
    <style:style style:name="Table2.C" style:family="table-column">
      <style:table-column-properties style:column-width="6.77cm"/>
    </style:style>
    <style:style style:name="Table2.D" style:family="table-column">
      <style:table-column-properties style:column-width="4.263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2.5" style:family="table-row">
      <style:table-row-properties style:min-row-height="1.531cm"/>
    </style:style>
    <style:style style:name="centerdiv1" style:family="table">
      <style:table-properties style:width="17cm" table:align="margins"/>
    </style:style>
    <style:style style:name="centerdiv1.A" style:family="table-column">
      <style:table-column-properties style:column-width="8.5cm" style:rel-column-width="32767*"/>
    </style:style>
    <style:style style:name="centerdiv1.B" style:family="table-column">
      <style:table-column-properties style:column-width="8.5cm" style:rel-column-width="32768*"/>
    </style:style>
    <style:style style:name="centerdiv1.A1" style:family="table-cell">
      <style:table-cell-properties fo:padding="0.097cm" fo:border-left="0.05pt solid #000000" fo:border-right="none" fo:border-top="0.05pt solid #000000" fo:border-bottom="0.05pt solid #000000"/>
    </style:style>
    <style:style style:name="centerdiv1.B1" style:family="table-cell">
      <style:table-cell-properties fo:padding="0.097cm" fo:border="0.05pt solid #000000"/>
    </style:style>
    <style:style style:name="centerdiv1.2" style:family="table-row">
      <style:table-row-properties style:min-row-height="0.773cm"/>
    </style:style>
    <style:style style:name="centerdiv1.A2" style:family="table-cell">
      <style:table-cell-properties fo:padding="0.097cm" fo:border-left="0.05pt solid #000000" fo:border-right="none" fo:border-top="none" fo:border-bottom="0.05pt solid #000000"/>
    </style:style>
    <style:style style:name="centerdiv1.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writing-mode="lr-tb"/>
    </style:style>
    <style:style style:name="Table3.A" style:family="table-column">
      <style:table-column-properties style:column-width="5.666cm"/>
    </style:style>
    <style:style style:name="Table3.B" style:family="table-column">
      <style:table-column-properties style:column-width="3.224cm"/>
    </style:style>
    <style:style style:name="Table3.C" style:family="table-column">
      <style:table-column-properties style:column-width="8.123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6.182cm" fo:margin-left="0.778cm" table:align="left" style:writing-mode="lr-tb"/>
    </style:style>
    <style:style style:name="Table4.A" style:family="table-column">
      <style:table-column-properties style:column-width="4.419cm"/>
    </style:style>
    <style:style style:name="Table4.B" style:family="table-column">
      <style:table-column-properties style:column-width="2.593cm"/>
    </style:style>
    <style:style style:name="Table4.C" style:family="table-column">
      <style:table-column-properties style:column-width="9.17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writing-mode="lr-tb"/>
    </style:style>
    <style:style style:name="Table5.A" style:family="table-column">
      <style:table-column-properties style:column-width="3.784cm"/>
    </style:style>
    <style:style style:name="Table5.B" style:family="table-column">
      <style:table-column-properties style:column-width="4.101cm"/>
    </style:style>
    <style:style style:name="Table5.C" style:family="table-column">
      <style:table-column-properties style:column-width="9.128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writing-mode="lr-tb"/>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writing-mode="lr-tb"/>
    </style:style>
    <style:style style:name="Table7.A" style:family="table-column">
      <style:table-column-properties style:column-width="5.667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Trebuchet MS" fo:font-size="18pt" fo:font-weight="bold" style:font-size-asian="18pt" style:font-weight-asian="bold" style:font-size-complex="18pt" style:font-weight-complex="bold"/>
    </style:style>
    <style:style style:name="P3" style:family="paragraph" style:parent-style-name="Standard">
      <style:paragraph-properties fo:text-align="justify" style:justify-single-word="false"/>
      <style:text-properties style:font-name="Trebuchet M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Trebuchet M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Trebuchet MS" fo:font-size="12pt" style:font-size-asian="12pt" style:font-size-complex="12pt"/>
    </style:style>
    <style:style style:name="P6" style:family="paragraph" style:parent-style-name="Standard">
      <style:paragraph-properties fo:text-align="justify" style:justify-single-word="false"/>
      <style:text-properties style:font-name="Trebuchet MS" fo:font-size="14pt" fo:font-weight="normal" style:font-size-asian="14pt" style:font-weight-asian="normal" style:font-size-complex="14pt" style:font-weight-complex="normal"/>
    </style:style>
    <style:style style:name="P7" style:family="paragraph" style:parent-style-name="Standard">
      <style:text-properties fo:font-size="14pt" style:font-size-asian="14pt" style:font-size-complex="14pt"/>
    </style:style>
    <style:style style:name="P8" style:family="paragraph" style:parent-style-name="Standard" style:list-style-name="L7">
      <style:text-properties fo:font-size="14pt" style:font-size-asian="14pt" style:font-size-complex="14pt"/>
    </style:style>
    <style:style style:name="P9" style:family="paragraph" style:parent-style-name="Standard" style:list-style-name="L8">
      <style:text-properties fo:font-size="14pt" style:font-size-asian="14pt" style:font-size-complex="14pt"/>
    </style:style>
    <style:style style:name="P10" style:family="paragraph" style:parent-style-name="Standard" style:list-style-name="L10">
      <style:text-properties fo:font-size="14pt" style:font-size-asian="14pt" style:font-size-complex="14pt"/>
    </style:style>
    <style:style style:name="P11" style:family="paragraph" style:parent-style-name="Standard" style:list-style-name="L11">
      <style:text-properties fo:font-size="14pt" style:font-size-asian="14pt" style:font-size-complex="14pt"/>
    </style:style>
    <style:style style:name="P12"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13" style:family="paragraph" style:parent-style-name="Standard">
      <style:text-properties fo:font-size="14pt" style:text-underline-style="none" fo:font-weight="bold" style:font-size-asian="14pt" style:font-weight-asian="bold" style:font-size-complex="14pt" style:font-weight-complex="bold"/>
    </style:style>
    <style:style style:name="P14" style:family="paragraph" style:parent-style-name="Standard">
      <style:text-properties fo:font-size="16pt" fo:font-weight="bold" style:font-size-asian="16pt" style:font-weight-asian="bold" style:font-size-complex="16pt" style:font-weight-complex="bold"/>
    </style:style>
    <style:style style:name="P15"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6" style:family="paragraph" style:parent-style-name="Standard">
      <style:text-properties fo:font-size="16pt" style:text-underline-style="solid" style:text-underline-width="auto" style:text-underline-color="font-color" fo:font-weight="bold" style:font-size-asian="16pt" style:font-weight-asian="bold" style:font-size-complex="16pt" style:font-weight-complex="bold"/>
    </style:style>
    <style:style style:name="P17" style:family="paragraph" style:parent-style-name="Standard">
      <style:text-properties fo:font-size="16pt" style:text-underline-style="solid" style:text-underline-width="auto" style:text-underline-color="font-color" fo:font-weight="bold" style:font-size-asian="14pt" style:font-weight-asian="bold" style:font-size-complex="16pt" style:font-weight-complex="bold"/>
    </style:style>
    <style:style style:name="P18" style:family="paragraph" style:parent-style-name="Standard">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19" style:family="paragraph" style:parent-style-name="Standard">
      <style:text-properties fo:font-size="16pt" style:text-underline-style="solid" style:text-underline-width="auto" style:text-underline-color="font-color" fo:font-weight="normal" style:font-size-asian="14pt" style:font-weight-asian="normal" style:font-size-complex="16pt" style:font-weight-complex="normal"/>
    </style:style>
    <style:style style:name="P20" style:family="paragraph" style:parent-style-name="Standard">
      <style:text-properties fo:font-size="16pt" style:text-underline-style="solid" style:text-underline-width="auto" style:text-underline-color="font-color" fo:font-weight="normal" style:font-size-asian="10.5pt" style:font-weight-asian="normal" style:font-size-complex="16pt" style:font-weight-complex="normal"/>
    </style:style>
    <style:style style:name="P21" style:family="paragraph" style:parent-style-name="Standard">
      <style:text-properties fo:font-size="16pt" style:text-underline-style="none" fo:font-weight="bold" style:font-size-asian="16pt" style:font-weight-asian="bold" style:font-size-complex="16pt" style:font-weight-complex="bold"/>
    </style:style>
    <style:style style:name="P22" style:family="paragraph" style:parent-style-name="Standard">
      <style:text-properties fo:font-size="16pt" style:text-underline-style="none" fo:font-weight="bold" style:font-size-asian="14pt" style:font-weight-asian="bold" style:font-size-complex="16pt" style:font-weight-complex="bold"/>
    </style:style>
    <style:style style:name="P23" style:family="paragraph" style:parent-style-name="Standard">
      <style:text-properties fo:font-size="16pt" style:text-underline-style="none" fo:font-weight="normal" style:font-size-asian="16pt" style:font-weight-asian="normal" style:font-size-complex="16pt" style:font-weight-complex="normal"/>
    </style:style>
    <style:style style:name="P24" style:family="paragraph" style:parent-style-name="Standard">
      <style:text-properties fo:font-size="16pt" style:text-underline-style="none" fo:font-weight="normal" style:font-size-asian="14pt" style:font-weight-asian="normal" style:font-size-complex="16pt" style:font-weight-complex="normal"/>
    </style:style>
    <style:style style:name="P25" style:family="paragraph" style:parent-style-name="Standard">
      <style:text-properties fo:font-size="18pt" style:text-underline-style="none" fo:font-weight="bold" style:font-size-asian="18pt" style:font-weight-asian="bold" style:font-size-complex="18pt" style:font-weight-complex="bold"/>
    </style:style>
    <style:style style:name="P26" style:family="paragraph" style:parent-style-name="Standard">
      <style:text-properties fo:font-size="12pt" style:text-underline-style="none" fo:font-weight="bold" style:font-size-asian="12pt" style:font-weight-asian="bold" style:font-size-complex="12pt" style:font-weight-complex="bold"/>
    </style:style>
    <style:style style:name="P27" style:family="paragraph" style:parent-style-name="Standard">
      <style:text-properties fo:font-size="12pt" style:text-underline-style="none" fo:font-weight="bold" style:font-size-asian="10.5pt" style:font-weight-asian="bold" style:font-size-complex="12pt" style:font-weight-complex="bold"/>
    </style:style>
    <style:style style:name="P28" style:family="paragraph" style:parent-style-name="Standard">
      <style:text-properties fo:font-size="12pt" style:text-underline-style="none" fo:font-weight="normal" style:font-size-asian="12pt" style:font-weight-asian="normal" style:font-size-complex="12pt" style:font-weight-complex="normal"/>
    </style:style>
    <style:style style:name="P29" style:family="paragraph" style:parent-style-name="Standard" style:list-style-name="L20">
      <style:text-properties fo:font-size="12pt" style:text-underline-style="none" fo:font-weight="normal" style:font-size-asian="12pt" style:font-weight-asian="normal" style:font-size-complex="12pt" style:font-weight-complex="normal"/>
    </style:style>
    <style:style style:name="P30" style:family="paragraph" style:parent-style-name="Standard">
      <style:text-properties fo:font-size="12pt" style:text-underline-style="none" fo:font-weight="normal" style:font-size-asian="10.5pt" style:font-weight-asian="normal" style:font-size-complex="12pt" style:font-weight-complex="normal"/>
    </style:style>
    <style:style style:name="P31" style:family="paragraph" style:parent-style-name="Standard" style:list-style-name="L21">
      <style:text-properties fo:font-size="12pt" style:text-underline-style="none" fo:font-weight="normal" style:font-size-asian="10.5pt" style:font-weight-asian="normal" style:font-size-complex="12pt" style:font-weight-complex="normal"/>
    </style:style>
    <style:style style:name="P32" style:family="paragraph" style:parent-style-name="Standard">
      <style:text-properties fo:font-size="12pt" style:font-size-asian="12pt" style:font-size-complex="12pt"/>
    </style:style>
    <style:style style:name="P33" style:family="paragraph" style:parent-style-name="Standard">
      <style:text-properties fo:font-size="12pt" style:text-underline-style="solid" style:text-underline-width="auto" style:text-underline-color="font-color" fo:font-weight="bold" style:font-size-asian="10.5pt" style:font-weight-asian="bold" style:font-size-complex="12pt" style:font-weight-complex="bold"/>
    </style:style>
    <style:style style:name="P34"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35" style:family="paragraph" style:parent-style-name="Standard">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P36" style:family="paragraph" style:parent-style-name="Standard" style:list-style-name="L8"/>
    <style:style style:name="P37" style:family="paragraph" style:parent-style-name="Standard" style:list-style-name="L10"/>
    <style:style style:name="P38"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39" style:family="paragraph" style:parent-style-name="Standard">
      <style:paragraph-properties fo:text-align="start" style:justify-single-word="false"/>
      <style:text-properties style:font-name="Times New Roman" fo:font-size="14pt" fo:font-weight="normal" style:font-size-asian="14pt" style:font-weight-asian="normal" style:font-size-complex="14pt" style:font-weight-complex="normal"/>
    </style:style>
    <style:style style:name="P40"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41" style:family="paragraph" style:parent-style-name="Standard">
      <style:paragraph-properties fo:text-align="start" style:justify-single-word="false"/>
      <style:text-properties style:font-name="Times New Roman" fo:font-size="16pt" style:text-underline-style="solid" style:text-underline-width="auto" style:text-underline-color="font-color" fo:font-weight="bold" style:font-size-asian="16pt" style:font-weight-asian="bold" style:font-size-complex="16pt" style:font-weight-complex="bold"/>
    </style:style>
    <style:style style:name="P42" style:family="paragraph" style:parent-style-name="Standard" style:list-style-name="L11"/>
    <style:style style:name="P43" style:family="paragraph" style:parent-style-name="Standard" style:list-style-name="L12"/>
    <style:style style:name="P44" style:family="paragraph" style:parent-style-name="Standard">
      <style:text-properties style:text-underline-style="none" fo:font-weight="bold" style:font-weight-asian="bold" style:font-weight-complex="bold"/>
    </style:style>
    <style:style style:name="P45" style:family="paragraph" style:parent-style-name="Standard" style:list-style-name="L17">
      <style:text-properties style:text-underline-style="none" fo:font-weight="bold" style:font-weight-asian="bold" style:font-weight-complex="bold"/>
    </style:style>
    <style:style style:name="P46" style:family="paragraph" style:parent-style-name="Standard">
      <style:text-properties style:text-underline-style="none" fo:font-weight="normal" style:font-weight-asian="normal" style:font-weight-complex="normal"/>
    </style:style>
    <style:style style:name="P47" style:family="paragraph" style:parent-style-name="Standard">
      <style:text-properties fo:font-variant="normal" fo:text-transform="none" fo:color="#000000" style:font-name="Calibri" fo:font-size="18pt" fo:font-style="normal" style:text-underline-style="none" fo:font-weight="bold" fo:background-color="transparent" style:font-size-asian="18pt" style:font-size-complex="18pt"/>
    </style:style>
    <style:style style:name="P48" style:family="paragraph" style:parent-style-name="Standard">
      <style:text-properties fo:color="#996633" fo:font-size="18pt" style:text-underline-style="solid" style:text-underline-width="auto" style:text-underline-color="font-color" fo:font-weight="bold" style:font-size-asian="18pt" style:font-weight-asian="bold" style:font-size-complex="18pt" style:font-weight-complex="bold"/>
    </style:style>
    <style:style style:name="P49" style:family="paragraph" style:parent-style-name="Standard">
      <style:paragraph-properties fo:text-align="start" style:justify-single-word="false"/>
      <style:text-properties fo:color="#996633" style:font-name="Times New Roman" fo:font-size="18pt" style:text-underline-style="solid" style:text-underline-width="auto" style:text-underline-color="font-color" fo:font-weight="bold" style:font-size-asian="18pt" style:font-weight-asian="bold" style:font-size-complex="18pt" style:font-weight-complex="bold"/>
    </style:style>
    <style:style style:name="P50" style:family="paragraph" style:parent-style-name="Standard">
      <style:paragraph-properties fo:text-align="start" style:justify-single-word="false"/>
      <style:text-properties fo:color="#996633" style:font-name="Times New Roman" fo:font-size="20pt" style:text-underline-style="solid" style:text-underline-width="auto" style:text-underline-color="font-color" fo:font-weight="bold" style:font-size-asian="20pt" style:font-weight-asian="bold" style:font-size-complex="20pt" style:font-weight-complex="bold"/>
    </style:style>
    <style:style style:name="P51" style:family="paragraph" style:parent-style-name="Standard">
      <style:paragraph-properties fo:text-align="center" style:justify-single-word="false"/>
      <style:text-properties fo:color="#c5000b" fo:font-size="20pt" style:text-underline-style="solid" style:text-underline-width="auto" style:text-underline-color="font-color" style:font-size-asian="20pt" style:font-size-complex="20pt"/>
    </style:style>
    <style:style style:name="P52" style:family="paragraph" style:parent-style-name="Standard">
      <style:paragraph-properties fo:text-align="center" style:justify-single-word="false"/>
      <style:text-properties fo:color="#c5000b" style:font-name="Trebuchet MS" fo:font-size="20pt" style:text-underline-style="solid" style:text-underline-width="auto" style:text-underline-color="font-color" fo:font-weight="bold" style:font-size-asian="20pt" style:font-weight-asian="bold" style:font-size-complex="20pt" style:font-weight-complex="bold"/>
    </style:style>
    <style:style style:name="P53" style:family="paragraph" style:parent-style-name="Standard">
      <style:paragraph-properties fo:text-align="center" style:justify-single-word="false"/>
      <style:text-properties fo:color="#c5000b" style:text-underline-style="solid" style:text-underline-width="auto" style:text-underline-color="font-color" fo:font-weight="bold" style:font-weight-asian="bold" style:font-weight-complex="bold"/>
    </style:style>
    <style:style style:name="P54" style:family="paragraph" style:parent-style-name="Standard" style:list-style-name="L32">
      <style:paragraph-properties fo:margin-left="0cm" fo:margin-right="0cm" fo:margin-top="0.423cm" fo:margin-bottom="0cm" fo:line-height="100%" fo:text-indent="0cm" style:auto-text-indent="false" fo:background-color="transparent" style:writing-mode="lr-tb">
        <style:background-image/>
      </style:paragraph-properties>
      <style:text-properties fo:font-variant="normal" fo:text-transform="none" fo:color="#000000" style:font-name="Calibri" fo:font-size="12pt" fo:font-style="normal" style:text-underline-style="solid" style:text-underline-width="auto" style:text-underline-color="font-color" fo:font-weight="normal" fo:background-color="transparent"/>
    </style:style>
    <style:style style:name="P55" style:family="paragraph" style:parent-style-name="Standard">
      <style:paragraph-properties fo:margin-left="0cm" fo:margin-right="0cm" fo:text-align="start" style:justify-single-word="false" fo:text-indent="0cm" style:auto-text-indent="false"/>
      <style:text-properties fo:color="#996633" fo:font-size="18pt" style:text-underline-style="solid" style:text-underline-width="auto" style:text-underline-color="font-color" style:font-size-asian="18pt" style:font-size-complex="18pt"/>
    </style:style>
    <style:style style:name="P56" style:family="paragraph" style:parent-style-name="Text_20_body">
      <style:text-properties fo:font-weight="normal" style:font-weight-asian="normal" style:font-weight-complex="normal"/>
    </style:style>
    <style:style style:name="P57" style:family="paragraph" style:parent-style-name="Text_20_body">
      <style:text-properties fo:font-variant="normal" fo:text-transform="none" fo:color="#000000" style:font-name="Calibri" fo:font-size="18pt" fo:font-style="normal" style:text-underline-style="none" fo:font-weight="normal" fo:background-color="transparent" style:font-size-asian="18pt" style:font-weight-asian="normal" style:font-size-complex="18pt" style:font-weight-complex="normal"/>
    </style:style>
    <style:style style:name="P58" style:family="paragraph" style:parent-style-name="Text_20_body">
      <style:text-properties fo:font-variant="normal" fo:text-transform="none" fo:color="#000000" style:text-line-through-style="none" style:font-name="Times" fo:font-size="12pt" fo:font-style="normal" style:text-underline-style="none" fo:font-weight="normal" style:text-blinking="false" fo:background-color="#ffff00"/>
    </style:style>
    <style:style style:name="P59" style:family="paragraph" style:parent-style-name="Text_20_body">
      <style:text-properties fo:font-variant="normal" fo:text-transform="none" fo:color="#000000" style:text-line-through-style="none" style:font-name="Calibri" fo:font-size="18pt" fo:font-style="normal" style:text-underline-style="none" fo:font-weight="bold" style:text-blinking="false" fo:background-color="transparent" style:font-size-asian="18pt" style:font-size-complex="18pt"/>
    </style:style>
    <style:style style:name="P60" style:family="paragraph" style:parent-style-name="Text_20_body">
      <style:paragraph-properties fo:margin-left="0cm" fo:margin-right="0cm" fo:margin-top="0.423cm" fo:margin-bottom="0cm" fo:line-height="100%" fo:text-indent="0cm" style:auto-text-indent="false" fo:background-color="transparent" style:writing-mode="lr-tb">
        <style:background-image/>
      </style:paragraph-properties>
      <style:text-properties style:font-name="Times New Roman" fo:font-size="12pt" style:text-underline-style="none" fo:font-weight="bold" style:font-size-asian="14pt" style:font-weight-asian="bold" style:font-size-complex="14pt" style:font-weight-complex="bold"/>
    </style:style>
    <style:style style:name="P61" style:family="paragraph" style:parent-style-name="Text_20_body">
      <style:paragraph-properties fo:margin-left="0cm" fo:margin-right="0cm" fo:margin-top="0.423cm" fo:margin-bottom="0cm" fo:line-height="100%" fo:text-align="start" style:justify-single-word="false" fo:text-indent="0cm" style:auto-text-indent="false" fo:background-color="transparent" style:writing-mode="lr-tb">
        <style:background-image/>
      </style:paragraph-properties>
      <style:text-properties style:font-name="Times New Roman" fo:font-size="12pt" style:text-underline-style="none" fo:font-weight="bold" style:font-size-asian="14pt" style:font-weight-asian="bold" style:font-size-complex="14pt" style:font-weight-complex="bold"/>
    </style:style>
    <style:style style:name="P62" style:family="paragraph" style:parent-style-name="Text_20_body" style:list-style-name="L22">
      <style:paragraph-properties fo:margin-left="0cm" fo:margin-right="0cm" fo:margin-top="0.423cm" fo:margin-bottom="0cm" fo:line-height="100%" fo:text-indent="0cm" style:auto-text-indent="false" fo:background-color="transparent" style:writing-mode="lr-tb">
        <style:background-image/>
      </style:paragraph-properties>
      <style:text-properties fo:font-variant="normal" fo:text-transform="none" fo:color="#000000" style:text-line-through-style="none" style:font-name="Times" fo:font-size="12pt" fo:font-style="normal" style:text-underline-style="none" fo:font-weight="normal" style:text-blinking="false" fo:background-color="#ffff00"/>
    </style:style>
    <style:style style:name="P63" style:family="paragraph" style:parent-style-name="Text_20_body">
      <style:paragraph-properties fo:margin-left="0cm" fo:margin-right="0cm" fo:margin-top="0.423cm" fo:margin-bottom="0cm" fo:line-height="100%" fo:text-indent="0cm" style:auto-text-indent="false" fo:background-color="transparent" style:writing-mode="lr-tb">
        <style:background-image/>
      </style:paragraph-properties>
      <style:text-properties fo:font-variant="normal" fo:text-transform="none" fo:color="#000000" style:text-line-through-style="none" style:font-name="Calibri" fo:font-size="12pt" fo:font-style="normal" style:text-underline-style="none" fo:font-weight="normal" style:text-blinking="false" fo:background-color="transparent"/>
    </style:style>
    <style:style style:name="P64" style:family="paragraph" style:parent-style-name="Text_20_body" style:list-style-name="L28">
      <style:paragraph-properties fo:margin-left="0cm" fo:margin-right="0cm" fo:margin-top="0.423cm" fo:margin-bottom="0cm" fo:line-height="100%" fo:text-indent="0cm" style:auto-text-indent="false" fo:background-color="transparent" style:writing-mode="lr-tb">
        <style:background-image/>
      </style:paragraph-properties>
      <style:text-properties fo:font-variant="normal" fo:text-transform="none" fo:color="#000000" style:text-line-through-style="none" style:font-name="Calibri" fo:font-size="12pt" fo:font-style="normal" style:text-underline-style="none" fo:font-weight="normal" style:text-blinking="false" fo:background-color="transparent"/>
    </style:style>
    <style:style style:name="P65" style:family="paragraph" style:parent-style-name="Text_20_body" style:list-style-name="L29">
      <style:paragraph-properties fo:margin-left="0cm" fo:margin-right="0cm" fo:margin-top="0.423cm" fo:margin-bottom="0cm" fo:line-height="100%" fo:text-indent="0cm" style:auto-text-indent="false" fo:background-color="transparent" style:writing-mode="lr-tb">
        <style:background-image/>
      </style:paragraph-properties>
      <style:text-properties fo:font-variant="normal" fo:text-transform="none" fo:color="#000000" style:text-line-through-style="none" style:font-name="Calibri" fo:font-size="12pt" fo:font-style="normal" style:text-underline-style="none" fo:font-weight="normal" style:text-blinking="false" fo:background-color="transparent"/>
    </style:style>
    <style:style style:name="P66" style:family="paragraph" style:parent-style-name="Text_20_body" style:list-style-name="L30">
      <style:paragraph-properties fo:margin-left="0cm" fo:margin-right="0cm" fo:margin-top="0.423cm" fo:margin-bottom="0cm" fo:line-height="100%" fo:text-indent="0cm" style:auto-text-indent="false" fo:background-color="transparent" style:writing-mode="lr-tb">
        <style:background-image/>
      </style:paragraph-properties>
      <style:text-properties fo:font-variant="normal" fo:text-transform="none" fo:color="#000000" style:text-line-through-style="none" style:font-name="Calibri" fo:font-size="12pt" fo:font-style="normal" style:text-underline-style="none" fo:font-weight="normal" style:text-blinking="false" fo:background-color="transparent"/>
    </style:style>
    <style:style style:name="P67" style:family="paragraph" style:parent-style-name="Text_20_body" style:list-style-name="L31">
      <style:paragraph-properties fo:margin-left="0cm" fo:margin-right="0cm" fo:margin-top="0.423cm" fo:margin-bottom="0cm" fo:line-height="100%" fo:text-indent="0cm" style:auto-text-indent="false" fo:background-color="transparent" style:writing-mode="lr-tb">
        <style:background-image/>
      </style:paragraph-properties>
      <style:text-properties fo:font-variant="normal" fo:text-transform="none" fo:color="#000000" style:text-line-through-style="none" style:font-name="Calibri" fo:font-size="12pt" fo:font-style="normal" style:text-underline-style="none" fo:font-weight="normal" style:text-blinking="false" fo:background-color="transparent"/>
    </style:style>
    <style:style style:name="P68" style:family="paragraph" style:parent-style-name="Text_20_body" style:list-style-name="L32">
      <style:paragraph-properties fo:margin-left="0cm" fo:margin-right="0cm" fo:margin-top="0.423cm" fo:margin-bottom="0cm" fo:line-height="100%" fo:text-indent="0cm" style:auto-text-indent="false" fo:background-color="transparent" style:writing-mode="lr-tb">
        <style:background-image/>
      </style:paragraph-properties>
      <style:text-properties fo:font-variant="normal" fo:text-transform="none" fo:color="#000000" style:text-line-through-style="none" style:font-name="Calibri" fo:font-size="12pt" fo:font-style="normal" style:text-underline-style="none" fo:font-weight="normal" style:text-blinking="false" fo:background-color="transparent"/>
    </style:style>
    <style:style style:name="P69" style:family="paragraph" style:parent-style-name="Text_20_body">
      <style:paragraph-properties fo:margin-left="0cm" fo:margin-right="0cm" fo:margin-top="0.423cm" fo:margin-bottom="0cm" fo:line-height="100%" fo:text-indent="0cm" style:auto-text-indent="false" fo:background-color="transparent" style:writing-mode="lr-tb">
        <style:background-image/>
      </style:paragraph-properties>
      <style:text-properties fo:font-variant="normal" fo:text-transform="none" fo:color="#000000" style:font-name="Calibri" fo:font-size="12pt" fo:font-style="normal" style:text-underline-style="solid" style:text-underline-width="auto" style:text-underline-color="font-color" fo:font-weight="normal" fo:background-color="transparent"/>
    </style:style>
    <style:style style:name="P70" style:family="paragraph" style:parent-style-name="Text_20_body" style:list-style-name="L32">
      <style:paragraph-properties fo:margin-left="0cm" fo:margin-right="0cm" fo:margin-top="0.423cm" fo:margin-bottom="0cm" fo:line-height="100%" fo:text-indent="0cm" style:auto-text-indent="false" fo:background-color="transparent" style:writing-mode="lr-tb">
        <style:background-image/>
      </style:paragraph-properties>
      <style:text-properties fo:font-variant="normal" fo:text-transform="none" fo:color="#000000" style:text-underline-style="none" fo:background-color="transparent"/>
    </style:style>
    <style:style style:name="P71" style:family="paragraph" style:parent-style-name="Text_20_body">
      <style:paragraph-properties fo:margin-left="0cm" fo:margin-right="0cm" fo:margin-top="0.423cm" fo:margin-bottom="0cm" fo:line-height="100%" fo:text-indent="0cm" style:auto-text-indent="false" fo:background-color="transparent" style:writing-mode="lr-tb">
        <style:background-image/>
      </style:paragraph-properties>
      <style:text-properties fo:font-size="14pt" style:text-underline-style="none" style:font-size-asian="12.25pt" style:font-size-complex="14pt"/>
    </style:style>
    <style:style style:name="P72" style:family="paragraph" style:parent-style-name="Text_20_body">
      <style:paragraph-properties fo:margin-left="0cm" fo:margin-right="0cm" fo:margin-top="0.423cm" fo:margin-bottom="0cm" fo:line-height="100%" fo:text-align="center" style:justify-single-word="false" fo:text-indent="0cm" style:auto-text-indent="false" fo:background-color="transparent" style:writing-mode="lr-tb">
        <style:background-image/>
      </style:paragraph-properties>
      <style:text-properties fo:color="#c5000b" fo:font-size="20pt" style:text-underline-style="solid" style:text-underline-width="auto" style:text-underline-color="font-color" fo:font-weight="bold" style:font-size-asian="20pt" style:font-weight-asian="bold" style:font-size-complex="20pt" style:font-weight-complex="bold"/>
    </style:style>
    <style:style style:name="P73" style:family="paragraph" style:parent-style-name="Text_20_body">
      <style:paragraph-properties fo:margin-top="0.423cm" fo:margin-bottom="0cm" fo:line-height="100%" style:writing-mode="lr-tb"/>
      <style:text-properties fo:font-variant="normal" fo:text-transform="none" fo:color="#000000" style:font-name="Calibri" fo:font-size="12pt" fo:font-style="normal" style:text-underline-style="solid" style:text-underline-width="auto" style:text-underline-color="font-color" fo:font-weight="normal" fo:background-color="transparent"/>
    </style:style>
    <style:style style:name="P74" style:family="paragraph" style:parent-style-name="Text_20_body">
      <style:paragraph-properties fo:margin-top="0.423cm" fo:margin-bottom="0cm" fo:line-height="100%" style:writing-mode="lr-tb"/>
      <style:text-properties fo:font-variant="normal" fo:text-transform="none" fo:color="#000000" style:font-name="Calibri" fo:font-size="12pt" fo:font-style="normal" style:text-underline-style="none" fo:font-weight="normal" fo:background-color="transparent"/>
    </style:style>
    <style:style style:name="P75" style:family="paragraph" style:parent-style-name="Text_20_body">
      <style:paragraph-properties fo:margin-top="0.423cm" fo:margin-bottom="0cm" fo:line-height="100%" style:writing-mode="lr-tb"/>
    </style:style>
    <style:style style:name="P76" style:family="paragraph" style:parent-style-name="Table_20_Contents">
      <style:paragraph-properties fo:text-align="center" style:justify-single-word="false"/>
      <style:text-properties fo:font-size="16pt" fo:font-weight="bold" style:font-size-asian="16pt" style:font-weight-asian="bold" style:font-size-complex="16pt" style:font-weight-complex="bold"/>
    </style:style>
    <style:style style:name="P77" style:family="paragraph" style:parent-style-name="Table_20_Contents">
      <style:text-properties fo:font-size="12pt" style:font-size-asian="12pt" style:font-size-complex="12pt"/>
    </style:style>
    <style:style style:name="P78" style:family="paragraph" style:parent-style-name="Table_20_Contents">
      <style:text-properties fo:font-size="12pt" fo:font-weight="bold" style:font-size-asian="12pt" style:font-weight-asian="bold" style:font-size-complex="12pt" style:font-weight-complex="bold"/>
    </style:style>
    <style:style style:name="P79" style:family="paragraph" style:parent-style-name="Table_20_Contents">
      <style:text-properties style:font-name="Calibri" fo:font-size="14pt" fo:font-weight="bold" style:font-size-asian="14pt" style:font-weight-asian="bold" style:font-size-complex="14pt" style:font-weight-complex="bold"/>
    </style:style>
    <style:style style:name="P80" style:family="paragraph" style:parent-style-name="Table_20_Contents">
      <style:text-properties style:font-name="Calibri" fo:font-size="12pt"/>
    </style:style>
    <style:style style:name="P81" style:family="paragraph" style:parent-style-name="Table_20_Contents">
      <style:text-properties fo:font-size="14pt" style:font-size-asian="12.25pt" style:font-size-complex="14pt"/>
    </style:style>
    <style:style style:name="P82" style:family="paragraph" style:parent-style-name="Heading_20_3">
      <style:text-properties fo:font-weight="normal" style:font-weight-asian="normal" style:font-weight-complex="normal"/>
    </style:style>
    <style:style style:name="P83" style:family="paragraph" style:parent-style-name="Heading_20_4">
      <style:text-properties fo:font-weight="normal" style:font-weight-asian="normal" style:font-weight-complex="normal"/>
    </style:style>
    <style:style style:name="T1" style:family="text">
      <style:text-properties fo:font-size="14pt" style:font-size-asian="14pt" style:font-size-complex="14pt"/>
    </style:style>
    <style:style style:name="T2" style:family="text">
      <style:text-properties fo:font-size="14pt" style:text-underline-style="none" style:font-size-asian="14pt" style:font-size-complex="14pt"/>
    </style:style>
    <style:style style:name="T3" style:family="text">
      <style:text-properties fo:font-size="14pt" style:text-underline-style="none" fo:font-weight="bold" style:font-size-asian="14pt" style:font-weight-asian="bold" style:font-size-complex="14pt" style:font-weight-complex="bold"/>
    </style:style>
    <style:style style:name="T4" style:family="text">
      <style:text-properties fo:font-size="14pt" style:text-underline-style="solid" style:text-underline-width="auto" style:text-underline-color="font-color" style:font-size-asian="14pt" style:font-size-complex="14pt"/>
    </style:style>
    <style:style style:name="T5" style:family="text">
      <style:text-properties fo:font-size="14pt" style:font-size-asian="12pt" style:font-size-complex="14pt"/>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style:font-name="Trebuchet M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size="16pt" style:font-size-asian="16pt" style:font-size-complex="16pt"/>
    </style:style>
    <style:style style:name="T13" style:family="text">
      <style:text-properties fo:font-size="16pt" style:text-underline-style="none" fo:font-weight="bold" style:font-size-asian="16pt" style:font-weight-asian="bold" style:font-size-complex="16pt" style:font-weight-complex="bold"/>
    </style:style>
    <style:style style:name="T14" style:family="text">
      <style:text-properties fo:font-size="16pt" style:font-size-asian="14pt" style:font-size-complex="16pt"/>
    </style:style>
    <style:style style:name="T15" style:family="text">
      <style:text-properties fo:font-weight="normal" style:font-weight-asian="normal" style:font-weight-complex="normal"/>
    </style:style>
    <style:style style:name="T16" style:family="text">
      <style:text-properties style:font-name="Times New Roman" fo:font-size="14pt" style:text-underline-style="none" fo:font-weight="normal" style:font-size-asian="14pt" style:font-weight-asian="normal" style:font-size-complex="14pt" style:font-weight-complex="normal"/>
    </style:style>
    <style:style style:name="T17" style:family="text">
      <style:text-properties fo:font-size="12pt" style:font-size-asian="12pt" style:font-size-complex="12pt"/>
    </style:style>
    <style:style style:name="T18" style:family="text">
      <style:text-properties fo:font-size="12pt" style:text-underline-style="none" style:font-size-asian="12pt" style:font-size-complex="12pt"/>
    </style:style>
    <style:style style:name="T19" style:family="text">
      <style:text-properties fo:font-size="12pt" style:text-underline-style="none" fo:font-weight="bold" style:font-size-asian="12pt" style:font-weight-asian="bold" style:font-size-complex="12pt" style:font-weight-complex="bold"/>
    </style:style>
    <style:style style:name="T20" style:family="text">
      <style:text-properties fo:font-size="12pt" style:font-size-asian="10.5pt" style:font-size-complex="12pt"/>
    </style:style>
    <style:style style:name="T21" style:family="text">
      <style:text-properties fo:font-size="13pt" style:text-underline-style="none" fo:font-weight="bold" style:font-size-asian="13pt" style:font-weight-asian="bold" style:font-size-complex="13pt" style:font-weight-complex="bold"/>
    </style:style>
    <style:style style:name="T22" style:family="text">
      <style:text-properties style:font-size-asian="14pt"/>
    </style:style>
    <style:style style:name="T23" style:family="text">
      <style:text-properties style:font-size-asian="10.5pt"/>
    </style:style>
    <style:style style:name="T24" style:family="text">
      <style:text-properties fo:font-variant="normal" fo:text-transform="none" fo:color="#000000" style:text-line-through-style="none" style:font-name="Calibri" fo:font-style="normal" fo:font-weight="normal" style:text-blinking="false" fo:background-color="transparent" style:font-weight-asian="normal" style:font-weight-complex="normal"/>
    </style:style>
    <style:style style:name="T25" style:family="text">
      <style:text-properties fo:font-variant="normal" fo:text-transform="none" fo:color="#000000" style:text-line-through-style="none" style:font-name="Calibri" fo:font-size="14pt" fo:font-style="normal" fo:font-weight="normal" style:text-blinking="false" fo:background-color="transparent" style:font-size-asian="12.25pt" style:font-weight-asian="normal" style:font-weight-complex="normal"/>
    </style:style>
    <style:style style:name="T26" style:family="text">
      <style:text-properties fo:font-variant="normal" fo:text-transform="none" fo:color="#000000" style:text-line-through-style="none" style:font-name="Calibri" fo:font-size="14pt" fo:font-style="normal" style:text-underline-style="none" fo:font-weight="normal" style:text-blinking="false" fo:background-color="transparent" style:font-size-asian="12.25pt" style:font-weight-asian="normal" style:font-size-complex="18pt" style:font-weight-complex="normal"/>
    </style:style>
    <style:style style:name="T27" style:family="text">
      <style:text-properties fo:font-variant="normal" fo:text-transform="none" fo:color="#000000" style:text-line-through-style="none" style:font-name="Calibri" fo:font-size="12pt" fo:font-style="normal" style:text-underline-style="none" fo:font-weight="normal" style:text-blinking="false" fo:background-color="transparent"/>
    </style:style>
    <style:style style:name="T28" style:family="text">
      <style:text-properties fo:font-variant="normal" fo:text-transform="none" fo:color="#000000" style:text-line-through-style="none" style:text-underline-style="none" style:text-blinking="false" fo:background-color="transparent"/>
    </style:style>
    <style:style style:name="T29" style:family="text">
      <style:text-properties fo:font-variant="normal" fo:text-transform="none" fo:color="#000000" style:font-name="Calibri" fo:font-size="12pt" fo:font-style="normal" style:text-underline-style="solid" style:text-underline-width="auto" style:text-underline-color="font-color" fo:font-weight="normal" fo:background-color="transparent"/>
    </style:style>
    <style:style style:name="T30" style:family="text">
      <style:text-properties fo:font-variant="normal" fo:text-transform="none" fo:color="#000000" style:font-name="Calibri" fo:font-size="12pt" fo:font-style="normal" style:text-underline-style="none" fo:font-weight="normal" fo:background-color="transparent"/>
    </style:style>
    <style:style style:name="T31" style:family="text">
      <style:text-properties fo:font-size="18pt" style:font-size-asian="18pt" style:font-size-complex="18pt"/>
    </style:style>
    <style:style style:name="T32"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33" style:family="text">
      <style:text-properties fo:font-size="18pt" style:text-underline-style="none" fo:font-weight="bold" style:font-size-asian="18pt" style:font-weight-asian="bold" style:font-size-complex="18pt" style:font-weight-complex="bold"/>
    </style:style>
    <style:style style:name="T34" style:family="text">
      <style:text-properties fo:font-size="18pt" fo:font-weight="bold" style:font-size-asian="18pt" style:font-weight-asian="bold" style:font-size-complex="18pt" style:font-weight-complex="bold"/>
    </style:style>
    <style:style style:name="T35" style:family="text">
      <style:text-properties style:text-line-through-style="none" style:font-name="Calibri" fo:font-size="12pt" fo:font-style="normal" fo:font-weight="normal" style:text-blinking="false"/>
    </style:style>
    <style:style style:name="T36" style:family="text">
      <style:text-properties style:font-name="Calibri" fo:font-size="12pt" fo:font-style="normal" style:text-underline-style="solid" style:text-underline-width="auto" style:text-underline-color="font-color" fo:font-weight="normal"/>
    </style:style>
    <style:style style:name="T37" style:family="text">
      <style:text-properties fo:color="#996633" fo:font-size="18pt" style:text-underline-style="solid" style:text-underline-width="auto" style:text-underline-color="font-color" fo:font-weight="bold" style:font-size-asian="18pt" style:font-weight-asian="bold" style:font-size-complex="18pt" style:font-weight-complex="bold"/>
    </style:style>
    <style:style style:name="T38" style:family="text">
      <style:text-properties fo:color="#996633"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apply-filter="true" form:method="post" form:control-implementation="ooo:com.sun.star.form.component.Form" office:target-frame="" xlink:href="../../../../a/assign/update/"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a/assign/update/"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span text:style-name="T10">Home Page</text:span></text:p>
      <text:p text:style-name="P2"/>
      <text:p text:style-name="P2">MENUS:</text:p>
      <text:p text:style-name="P3"><text:span text:style-name="T8"/></text:p>
      <text:p text:style-name="P3"><text:span text:style-name="T8">Home</text:span></text:p>
      <text:p text:style-name="P3"><text:span text:style-name="T8">Admin register</text:span></text:p>
      <text:p text:style-name="P3"><text:bookmark text:name=":wo1"/><text:span text:style-name="T8">Admin LogIn <text:s/></text:span></text:p>
      <text:p text:style-name="P3"><text:span text:style-name="T8">Select Language</text:span></text:p>
      <text:p text:style-name="P3"><text:span text:style-name="T8"/></text:p>
      <text:p text:style-name="P15"><text:span text:style-name="T8"/></text:p>
      <text:p text:style-name="P48">Home:</text:p>
      <text:p text:style-name="P14"><text:span text:style-name="T8"/></text:p>
      <text:p text:style-name="P7"><text:span text:style-name="T6">Short Description</text:span><text:span text:style-name="T8">: Here user can view the sub links .<text:line-break/><text:line-break/></text:span><text:span text:style-name="T6">Primary Actor:</text:span><text:span text:style-name="T8"> Admin</text:span></text:p>
      <text:p text:style-name="P7"><text:span text:style-name="T8"><text:line-break/></text:span><text:span text:style-name="T6">Precondition</text:span><text:span text:style-name="T8">: System should be connected to internet.<text:line-break/><text:line-break/>Steps performed:</text:span></text:p>
      <text:list xml:id="list671977935" text:style-name="L8">
        <text:list-header>
          <text:p text:style-name="P9"><text:span text:style-name="T8"/></text:p>
        </text:list-header>
        <text:list-item>
          <text:p text:style-name="P9"><text:span text:style-name="T8">User selects the sub links, the sub links are as follows:</text:span></text:p>
          <text:p text:style-name="P9"><text:span text:style-name="T8"/></text:p>
          <text:p text:style-name="P9"><text:span text:style-name="T8">a. Pricing</text:span></text:p>
          <text:p text:style-name="P9"><text:span text:style-name="T8">b. FAQ</text:span></text:p>
          <text:p text:style-name="P9"><text:span text:style-name="T8">c. Contact Us</text:span></text:p>
        </text:list-item>
      </text:list>
      <text:p text:style-name="P7"><text:span text:style-name="T8"/></text:p>
      <text:list xml:id="list1501912962" text:continue-numbering="true" text:style-name="L8">
        <text:list-item>
          <text:p text:style-name="P36"><text:span text:style-name="T2">Pricing – This is a Business, training, and all for-profit organizations. The following sub link shows the predefined plan to buy the website.</text:span></text:p>
          <text:p text:style-name="P9"><text:span text:style-name="T8">The user can choose the plan to access the website.</text:span></text:p>
          <text:p text:style-name="P9"><text:span text:style-name="T8"/></text:p>
          <text:p text:style-name="P9"><text:span text:style-name="T8">FAQ – The user can ask the frequent questions out here, along that the information about how to access the website is described out here in best possible user defined format.</text:span></text:p>
          <text:p text:style-name="P9"><text:span text:style-name="T8"/></text:p>
        </text:list-item>
      </text:list>
      <text:list xml:id="list556421480" text:style-name="L10">
        <text:list-header>
          <text:p text:style-name="P10"><text:span text:style-name="T8">Contact Us --</text:span></text:p>
          <text:p text:style-name="P10"><text:span text:style-name="T8"/></text:p>
          <text:p text:style-name="P37"><text:span text:style-name="T2"><text:s/>S</text:span><text:span text:style-name="Strong_20_Emphasis"><text:span text:style-name="T8">tep 1:</text:span></text:span><text:span text:style-name="T8"> First, search our FAQs for an instant answer.</text:span></text:p>
        </text:list-header>
      </text:list>
      <text:p text:style-name="Text_20_body"><text:span text:style-name="Strong_20_Emphasis"><text:s text:c="12"/></text:span></text:p>
      <text:p text:style-name="Text_20_body"><text:span text:style-name="Strong_20_Emphasis"><text:s text:c="12"/>Step 2:</text:span> If a suitable answer is not found, you can <text:a xlink:type="simple" xlink:href="http://www.classmarker.com/online-testing/contact-us/#email">email us</text:a> directly.</text:p>
      <text:p text:style-name="P6"><text:span text:style-name="T8"/></text:p>
      <text:p text:style-name="P6"><text:span text:style-name="T8"/></text:p>
      <text:p text:style-name="P3"><text:span text:style-name="T8"/></text:p>
      <text:p text:style-name="Standard"><text:span text:style-name="T13"/></text:p>
      <text:p text:style-name="P55"><text:soft-page-break/><text:span text:style-name="T11">Admin Register:</text:span></text:p>
      <text:p text:style-name="Standard"/>
      <text:p text:style-name="P7"><text:span text:style-name="T6">Short Description</text:span><text:span text:style-name="T8">: This use case describes how Admin logs into the system.<text:line-break/><text:line-break/></text:span><text:span text:style-name="T6">Primary Actor:</text:span><text:span text:style-name="T8"> Admin<text:line-break/><text:line-break/></text:span><text:span text:style-name="T6">Precondition</text:span><text:span text:style-name="T8">: System should be connected to internet.<text:line-break/><text:line-break/></text:span><text:span text:style-name="T6">Trigger</text:span><text:span text:style-name="T8">: Admin opens the Register page.<text:line-break/><text:line-break/></text:span><text:span text:style-name="T6">Steps performed:</text:span><text:span text:style-name="T8"><text:line-break/> <text:s text:c="3"/></text:span></text:p>
      <text:p text:style-name="P7"><text:span text:style-name="T8"><text:s text:c="5"/>1. Admin opens the website.<text:line-break/><text:line-break/> <text:s text:c="3"/>2. Admin is shown the Register Page.<text:line-break/><text:line-break/> <text:s text:c="3"/>3. Enters required feilds for registering to the website, the feilds are </text:span></text:p>
      <text:p text:style-name="Standard"><text:span text:style-name="T8"><text:s text:c="8"/></text:span></text:p>
      <text:p text:style-name="Standard"><text:span text:style-name="T8"><text:s text:c="45"/>* All the feilds below are mandatory</text:span></text:p>
      <text:p text:style-name="Standard"><text:span text:style-name="T8"><text:s text:c="9"/></text:span></text:p>
      <table:table table:name="Table1" table:style-name="Table1">
        <table:table-column table:style-name="Table1.A" table:number-columns-repeated="2"/>
        <table:table-column table:style-name="Table1.C"/>
        <table:table-row>
          <table:table-cell table:style-name="Table1.A1" office:value-type="string">
            <text:p text:style-name="P76"><text:s text:c="2"/>Field name</text:p>
          </table:table-cell>
          <table:table-cell table:style-name="Table1.A1" office:value-type="string">
            <text:p text:style-name="P76"><text:s/>Type</text:p>
          </table:table-cell>
          <table:table-cell table:style-name="Table1.C1" office:value-type="string">
            <text:p text:style-name="P76">Validation</text:p>
          </table:table-cell>
        </table:table-row>
        <table:table-row>
          <table:table-cell table:style-name="Table1.A2" office:value-type="string">
            <text:p text:style-name="P1"><text:span text:style-name="T8">First name</text:span></text:p>
          </table:table-cell>
          <table:table-cell table:style-name="Table1.A2" office:value-type="string">
            <text:p text:style-name="P1"><text:span text:style-name="T8">text</text:span></text:p>
          </table:table-cell>
          <table:table-cell table:style-name="Table1.C2" office:value-type="string">
            <text:p text:style-name="P1">Must start with a capital letter/Must be a string/Url not allowed/Script mot allowed</text:p>
          </table:table-cell>
        </table:table-row>
        <table:table-row>
          <table:table-cell table:style-name="Table1.A2" office:value-type="string">
            <text:p text:style-name="P1"><text:span text:style-name="T8">Last <text:s/>name</text:span></text:p>
          </table:table-cell>
          <table:table-cell table:style-name="Table1.A2" office:value-type="string">
            <text:p text:style-name="P1"><text:span text:style-name="T8">text</text:span></text:p>
          </table:table-cell>
          <table:table-cell table:style-name="Table1.C2" office:value-type="string">
            <text:p text:style-name="P1">Must start with a capital letter/Must be a string/Url not allowed/Script mot allowed</text:p>
          </table:table-cell>
        </table:table-row>
        <table:table-row>
          <table:table-cell table:style-name="Table1.A2" office:value-type="string">
            <text:p text:style-name="P1"><text:span text:style-name="T8">User name</text:span></text:p>
          </table:table-cell>
          <table:table-cell table:style-name="Table1.A2" office:value-type="string">
            <text:p text:style-name="P1"><text:span text:style-name="T8">text</text:span></text:p>
          </table:table-cell>
          <table:table-cell table:style-name="Table1.C2" office:value-type="string">
            <text:p text:style-name="P1">Must be unique/Must start with a character/Url not allowed/Script mot allowed</text:p>
          </table:table-cell>
        </table:table-row>
        <table:table-row>
          <table:table-cell table:style-name="Table1.A2" office:value-type="string">
            <text:p text:style-name="P1"><text:span text:style-name="T8">Password</text:span></text:p>
          </table:table-cell>
          <table:table-cell table:style-name="Table1.A2" office:value-type="string">
            <text:p text:style-name="P1">passwd</text:p>
          </table:table-cell>
          <table:table-cell table:style-name="Table1.C2" office:value-type="string">
            <text:p text:style-name="P1">Must be minimum 6 letters and must contain a lower case, upper case and a special character.</text:p>
          </table:table-cell>
        </table:table-row>
        <table:table-row>
          <table:table-cell table:style-name="Table1.A2" office:value-type="string">
            <text:p text:style-name="P1"><text:span text:style-name="T8">Select your Country</text:span></text:p>
          </table:table-cell>
          <table:table-cell table:style-name="Table1.A2" office:value-type="string">
            <text:p text:style-name="P1">dropdown</text:p>
          </table:table-cell>
          <table:table-cell table:style-name="Table1.C2" office:value-type="string">
            <text:p text:style-name="P1"/>
          </table:table-cell>
        </table:table-row>
        <table:table-row>
          <table:table-cell table:style-name="Table1.A2" office:value-type="string">
            <text:p text:style-name="P1"><text:span text:style-name="T8">Email address</text:span></text:p>
          </table:table-cell>
          <table:table-cell table:style-name="Table1.A2" office:value-type="string">
            <text:p text:style-name="P1">Email</text:p>
          </table:table-cell>
          <table:table-cell table:style-name="Table1.C2" office:value-type="string">
            <text:p text:style-name="P1">Vaild Email Id</text:p>
          </table:table-cell>
        </table:table-row>
        <table:table-row>
          <table:table-cell table:style-name="Table1.A2" office:value-type="string">
            <text:p text:style-name="P1"><text:span text:style-name="T8">Select your Time-Zone</text:span></text:p>
          </table:table-cell>
          <table:table-cell table:style-name="Table1.A2" office:value-type="string">
            <text:p text:style-name="P1">dropdown</text:p>
          </table:table-cell>
          <table:table-cell table:style-name="Table1.C2" office:value-type="string">
            <text:p text:style-name="P1"/>
          </table:table-cell>
        </table:table-row>
        <table:table-row>
          <table:table-cell table:style-name="Table1.A2" office:value-type="string">
            <text:p text:style-name="P1">Captcha</text:p>
          </table:table-cell>
          <table:table-cell table:style-name="Table1.A2" office:value-type="string">
            <text:p text:style-name="P1">text</text:p>
          </table:table-cell>
          <table:table-cell table:style-name="Table1.C2" office:value-type="string">
            <text:p text:style-name="P1"/>
          </table:table-cell>
        </table:table-row>
      </table:table>
      <text:p text:style-name="Standard"><text:span text:style-name="T8"><text:s/></text:span></text:p>
      <text:p text:style-name="P7"><text:span text:style-name="T8"/></text:p>
      <text:p text:style-name="P7"><text:span text:style-name="T8"><text:s text:c="4"/>4. If all the validation matches then the Admin is successfully registered else error message will be displayed.</text:span></text:p>
      <text:p text:style-name="Standard"><text:span text:style-name="T8"><text:s text:c="10"/></text:span></text:p>
      <text:p text:style-name="Standard"><text:span text:style-name="T8"><text:s text:c="8"/></text:span></text:p>
      <text:p text:style-name="Standard"><text:span text:style-name="T8"><text:s text:c="8"/></text:span></text:p>
      <text:p text:style-name="Standard"><text:soft-page-break/><text:span text:style-name="T37">Admin Logs in:</text:span></text:p>
      <text:p text:style-name="Standard"><text:span text:style-name="T8"><text:line-break/><text:line-break/></text:span><text:span text:style-name="T4">Short Description</text:span><text:span text:style-name="T2">: This use case describes how admin logs into the system.<text:line-break/><text:line-break/></text:span><text:span text:style-name="T4">Primary Actor:</text:span><text:span text:style-name="T2"> Admin</text:span></text:p>
      <text:p text:style-name="P7"><text:span text:style-name="T8"><text:line-break/></text:span><text:span text:style-name="T6">Precondition</text:span><text:span text:style-name="T8">: System should be connected to internet.<text:line-break/><text:line-break/></text:span><text:span text:style-name="T6">Trigger</text:span><text:span text:style-name="T8">: Admin opens the login page.<text:line-break/><text:line-break/>Steps performed:<text:line-break/><text:line-break/> <text:s text:c="3"/>1. Admin opens the website.<text:line-break/><text:line-break/> <text:s text:c="3"/>2. Admin is shown the Login Page.<text:line-break/><text:line-break/> <text:s text:c="3"/>3. Enters Adminname and password.<text:line-break/><text:line-break/> <text:s text:c="3"/>4. If both are correct admin can see the Admin Panel with following links:<text:line-break/><text:line-break/> <text:s text:c="7"/>a. Home<text:line-break/> <text:line-break/> <text:s text:c="7"/>b. Test</text:span></text:p>
      <text:p text:style-name="P7"><text:span text:style-name="T8"><text:s text:c="7"/></text:span></text:p>
      <text:p text:style-name="P7"><text:span text:style-name="T8"><text:s text:c="8"/>c. Assign</text:span></text:p>
      <text:p text:style-name="P7"><text:span text:style-name="T8"><text:line-break/> <text:s text:c="7"/>d. Result</text:span></text:p>
      <text:p text:style-name="P7"><text:span text:style-name="T8"/></text:p>
      <text:p text:style-name="P7"><text:span text:style-name="T8"><text:s text:c="8"/>e. Admin</text:span></text:p>
      <text:p text:style-name="P7"><text:span text:style-name="T8"><text:s text:c="2"/></text:span></text:p>
      <text:p text:style-name="P7"><text:span text:style-name="T8"><text:s text:c="8"/>f. MyAccount</text:span></text:p>
      <text:p text:style-name="P7"><text:span text:style-name="T8"><text:s text:c="2"/></text:span></text:p>
      <text:p text:style-name="P7"><text:span text:style-name="T8"><text:s text:c="8"/>g. Help</text:span></text:p>
      <text:p text:style-name="P7"><text:span text:style-name="T8"><text:line-break/> <text:s text:c="3"/>5. Otherwise an error message is shown on the login page telling to re enter.</text:span></text:p>
      <text:p text:style-name="P7"><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
      <text:p text:style-name="Standard"/>
      <text:p text:style-name="Standard"/>
      <text:p text:style-name="Standard"/>
      <text:p text:style-name="P14"/>
      <text:p text:style-name="P48"><text:soft-page-break/>Select Language:</text:p>
      <text:p text:style-name="P48"/>
      <text:p text:style-name="Standard"/>
      <text:p text:style-name="P7"><text:span text:style-name="T6">Short Description</text:span><text:span text:style-name="T8">: This use case describes how admin can change the language option of the website.<text:line-break/><text:line-break/></text:span><text:span text:style-name="T6">Primary Actor:</text:span><text:span text:style-name="T8"> Admin</text:span></text:p>
      <text:p text:style-name="P7"><text:span text:style-name="T8"><text:line-break/></text:span><text:span text:style-name="T6">Precondition</text:span><text:span text:style-name="T8">: System should be connected to internet.<text:line-break/><text:line-break/></text:span><text:span text:style-name="T6">Trigger</text:span><text:span text:style-name="T8">: onchange function.<text:line-break/><text:line-break/>Steps performed:</text:span></text:p>
      <text:p text:style-name="P7"><text:span text:style-name="T8"><text:s/></text:span></text:p>
      <text:list xml:id="list217720513" text:style-name="L7">
        <text:list-item>
          <text:p text:style-name="P8"><text:span text:style-name="T8">Select the type of language the admin wants the website to run in.</text:span></text:p>
        </text:list-item>
      </text:list>
      <text:p text:style-name="P7"><text:span text:style-name="T8"/></text:p>
      <text:p text:style-name="P7"><text:span text:style-name="T8"/></text:p>
      <text:p text:style-name="P7"><text:span text:style-name="T8"/></text:p>
      <text:p text:style-name="P7"><text:span text:style-name="T8"/></text:p>
      <text:p text:style-name="P7"><text:span text:style-name="T8"><text:s text:c="3"/></text:span></text:p>
      <text:list xml:id="list1281083206" text:continue-list="list1501912962" text:style-name="L8">
        <text:list-header>
          <text:p text:style-name="P9"><text:span text:style-name="T8"><text:s text:c="2"/></text:span></text:p>
          <text:p text:style-name="P9"><text:span text:style-name="T8"><text:s/></text:span></text:p>
        </text:list-header>
      </text:list>
      <text:p text:style-name="P14"><text:span text:style-name="T8"><text:s text:c="3"/></text:span></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52"><text:soft-page-break/>DashBoard</text:p>
      <text:p text:style-name="P2"><text:span text:style-name="T8"/></text:p>
      <text:p text:style-name="P5"><text:span text:style-name="T8"><text:s text:c="2"/>Home <text:line-break/> <text:s/>Test <text:s text:c="6"/></text:span></text:p>
      <text:p text:style-name="P5"><text:span text:style-name="T8"><text:s text:c="2"/>Assign<text:line-break/> <text:s/>Result</text:span></text:p>
      <text:p text:style-name="P5"><text:span text:style-name="T8"><text:s text:c="2"/>MyAccount <text:s/></text:span></text:p>
      <text:p text:style-name="P4"><text:span text:style-name="T8"><text:s text:c="2"/>Help</text:span></text:p>
      <text:p text:style-name="P4"><text:span text:style-name="T8"/></text:p>
      <text:p text:style-name="P4"><text:span text:style-name="T8"/></text:p>
      <text:p text:style-name="P49">Home:</text:p>
      <text:p text:style-name="P38"><text:span text:style-name="T8"><text:s text:c="4"/></text:span></text:p>
      <text:p text:style-name="P39"><text:span text:style-name="T6">Short Description</text:span><text:span text:style-name="T8">: Here user can view the sub links .<text:line-break/><text:line-break/></text:span><text:span text:style-name="T6">Primary Actor:</text:span><text:span text:style-name="T8"> Admin</text:span></text:p>
      <text:p text:style-name="P7"><text:span text:style-name="T8"><text:line-break/></text:span><text:span text:style-name="T6">Precondition</text:span><text:span text:style-name="T8">: System should be connected to internet.<text:line-break/><text:line-break/>Steps performed:</text:span></text:p>
      <text:list xml:id="list1448481267" text:continue-numbering="true" text:style-name="L8">
        <text:list-header>
          <text:p text:style-name="P9"><text:span text:style-name="T8"/></text:p>
          <text:p text:style-name="P9"><text:span text:style-name="T8">1. User selects the sub links, the sub links are as follows:</text:span></text:p>
          <text:p text:style-name="P9"><text:span text:style-name="T8"/></text:p>
          <text:p text:style-name="P9"><text:span text:style-name="T8"><text:s text:c="2"/>a. Pricing</text:span></text:p>
          <text:p text:style-name="P9"><text:span text:style-name="T8"><text:s text:c="2"/>b. FAQ</text:span></text:p>
          <text:p text:style-name="P9"><text:span text:style-name="T8"><text:s text:c="2"/>c. Contact Us</text:span></text:p>
        </text:list-header>
      </text:list>
      <text:p text:style-name="P7"><text:span text:style-name="T8"/></text:p>
      <text:list xml:id="list658397810" text:continue-numbering="true" text:style-name="L8">
        <text:list-header>
          <text:p text:style-name="P36"><text:span text:style-name="T2">2. Pricing – This is a Business, training, and all for-profit organizations. The following sub link shows the predefined plan to buy the website.</text:span></text:p>
          <text:p text:style-name="P9"><text:span text:style-name="T8">The user can choose the plan to access the website.</text:span></text:p>
          <text:p text:style-name="P9"><text:span text:style-name="T8"/></text:p>
          <text:p text:style-name="P9"><text:span text:style-name="T8">FAQ – The user can ask the frequent questions out here, along that the information about how to access the website is described out here in best possible user defined format.</text:span></text:p>
          <text:p text:style-name="P9"><text:span text:style-name="T8"/></text:p>
        </text:list-header>
      </text:list>
      <text:list xml:id="list740277391" text:style-name="L11">
        <text:list-header>
          <text:p text:style-name="P11"><text:span text:style-name="T8">Contact Us --</text:span></text:p>
          <text:p text:style-name="P11"><text:span text:style-name="T8"/></text:p>
          <text:p text:style-name="P42"><text:span text:style-name="T2"><text:s text:c="2"/>S</text:span><text:span text:style-name="Strong_20_Emphasis"><text:span text:style-name="T8">tep 1:</text:span></text:span><text:span text:style-name="T8"> First, search our FAQs for an instant answer.</text:span></text:p>
        </text:list-header>
      </text:list>
      <text:p text:style-name="Text_20_body"><text:span text:style-name="Strong_20_Emphasis"><text:s text:c="12"/></text:span></text:p>
      <text:p text:style-name="P38"><text:span text:style-name="Strong_20_Emphasis"><text:span text:style-name="T8"><text:s text:c="10"/></text:span></text:span><text:span text:style-name="Strong_20_Emphasis"><text:span text:style-name="T18"><text:s text:c="2"/></text:span></text:span><text:span text:style-name="Strong_20_Emphasis"><text:span text:style-name="T19">Step 2</text:span></text:span><text:span text:style-name="Strong_20_Emphasis"><text:span text:style-name="T9">:</text:span></text:span><text:span text:style-name="T9"> If a suitable answer is not found, you can </text:span><text:a xlink:type="simple" xlink:href="http://www.classmarker.com/online-testing/contact-us/#email"><text:span text:style-name="T7">email us</text:span></text:a><text:span text:style-name="T9"> directly.</text:span></text:p>
      <text:p text:style-name="P38"><text:span text:style-name="T9"/></text:p>
      <text:p text:style-name="P38"><text:span text:style-name="T9"/></text:p>
      <text:p text:style-name="P38"><text:span text:style-name="T9"/></text:p>
      <text:p text:style-name="P38"><text:span text:style-name="T9"/></text:p>
      <text:p text:style-name="P38"><text:span text:style-name="T9"/></text:p>
      <text:p text:style-name="P38"><text:span text:style-name="T9"/></text:p>
      <text:p text:style-name="P48"><text:soft-page-break/>TEST MODULE</text:p>
      <text:p text:style-name="Standard"/>
      <text:p text:style-name="P39"><text:span text:style-name="T6">Short Description</text:span><text:span text:style-name="T8">: Here user can view the sub links .<text:line-break/><text:line-break/></text:span><text:span text:style-name="T6">Primary Actor:</text:span><text:span text:style-name="T8"> Admin</text:span></text:p>
      <text:p text:style-name="P7"><text:span text:style-name="T8"><text:line-break/></text:span><text:span text:style-name="T6">Precondition</text:span><text:span text:style-name="T8">: System should be connected to internet.<text:line-break/><text:line-break/>Steps performed:</text:span></text:p>
      <text:p text:style-name="P7"><text:span text:style-name="T8"/></text:p>
      <text:p text:style-name="P40"><text:span text:style-name="T9">1. User selects the sub links, the sub links are as follows:</text:span></text:p>
      <text:list xml:id="list40045296" text:style-name="L17">
        <text:list-header>
          <text:p text:style-name="P45"/>
          <text:p text:style-name="P45">a. <text:span text:style-name="T15">Categories</text:span></text:p>
          <text:p text:style-name="P45">b. <text:span text:style-name="T15">Question Bank</text:span></text:p>
          <text:p text:style-name="P45">c. <text:span text:style-name="T15">My Test</text:span></text:p>
          <text:p text:style-name="P45">d. <text:span text:style-name="T15">Certificates</text:span></text:p>
        </text:list-header>
      </text:list>
      <text:p text:style-name="P44"/>
      <text:p text:style-name="P48">Categories</text:p>
      <text:p text:style-name="P16"/>
      <text:p text:style-name="P28">The Categories sub menu is the first submenu to be displayed whenever the Admin hovers the TEST menu.</text:p>
      <text:p text:style-name="P28">When Admin clicks on this submenu a page is to be displayed inside the <text:span text:style-name="T1">center div</text:span> and in the <text:span text:style-name="T1">right div</text:span> using the ajax functionality.</text:p>
      <text:p text:style-name="P28">The two pages that has been displayed shows the information as mentioned below.</text:p>
      <text:p text:style-name="P21"/>
      <text:p text:style-name="P18">PAGE TO BE DISPLAYED IN CENTER DIV CONTAINS:-</text:p>
      <text:p text:style-name="P21"/>
      <text:p text:style-name="P28">The center div is divided in three divs Center Div1,Center Div2 and Center Div3<text:line-break/></text:p>
      <text:p text:style-name="P12">Center Div1:-</text:p>
      <text:p text:style-name="P12"/>
      <text:p text:style-name="P28">The center div1 is hidden by default and will be shown when the Admin clicks the hyperlink presented on center div3.</text:p>
      <text:p text:style-name="P13"/>
      <table:table table:name="centerdiv1" table:style-name="centerdiv1">
        <table:table-column table:style-name="centerdiv1.A"/>
        <table:table-column table:style-name="centerdiv1.B"/>
        <table:table-row>
          <table:table-cell table:style-name="centerdiv1.A1" office:value-type="string">
            <text:p text:style-name="P78">Field name</text:p>
          </table:table-cell>
          <table:table-cell table:style-name="centerdiv1.B1" office:value-type="string">
            <text:p text:style-name="P78">Type</text:p>
          </table:table-cell>
        </table:table-row>
        <table:table-row table:style-name="centerdiv1.2">
          <table:table-cell table:style-name="centerdiv1.A2" office:value-type="string">
            <text:p text:style-name="P32">Category name</text:p>
          </table:table-cell>
          <table:table-cell table:style-name="centerdiv1.B2" office:value-type="string">
            <text:p text:style-name="P77">text</text:p>
          </table:table-cell>
        </table:table-row>
        <table:table-row table:style-name="centerdiv1.2">
          <table:table-cell table:style-name="centerdiv1.A2" office:value-type="string">
            <text:p text:style-name="P77">Submit</text:p>
          </table:table-cell>
          <table:table-cell table:style-name="centerdiv1.B2" office:value-type="string">
            <text:p text:style-name="P77">button</text:p>
          </table:table-cell>
        </table:table-row>
      </table:table>
      <text:p text:style-name="P13"/>
      <text:p text:style-name="P28">The Admin enters the category name. The name entered by the Admin should be unique. The Admin clicks on submit and the category is saved in database and the center div1 is hidden and the newly added record gets appended to the center div2.</text:p>
      <text:p text:style-name="P28"/>
      <text:p text:style-name="P28"/>
      <text:p text:style-name="P28"/>
      <text:p text:style-name="P28"/>
      <text:p text:style-name="P28"><text:line-break/><text:soft-page-break/><text:span text:style-name="T4">Center Div2:-</text:span></text:p>
      <text:p text:style-name="P28"/>
      <text:p text:style-name="P26"><text:span text:style-name="T15">The Center Div2 shows a list of test categories that is available in database wtih the options</text:span> <text:span text:style-name="T15">EDIT and DELETE. <text:line-break/></text:span></text:p>
      <text:p text:style-name="P28">EDIT:-</text:p>
      <text:p text:style-name="P28"/>
      <text:p text:style-name="P28">The Admin who is currently logged in can edit the name of the categorie that is already stored in database.</text:p>
      <text:p text:style-name="P28"/>
      <text:p text:style-name="P28"/>
      <text:p text:style-name="P28"/>
      <text:p text:style-name="P28"/>
      <text:p text:style-name="P28">DELETE:-</text:p>
      <text:p text:style-name="P28"/>
      <text:p text:style-name="P28">The Admin who is currently logged in can delete the categorie that is already stored in database.</text:p>
      <text:p text:style-name="P23"/>
      <text:p text:style-name="P12">Center Div3:-</text:p>
      <text:p text:style-name="P46"/>
      <text:p text:style-name="P28">The Center Div3 contains a hyperlink by clicking on which the center div1 gets displayed.</text:p>
      <text:p text:style-name="P28"/>
      <text:p text:style-name="P28"/>
      <text:p text:style-name="P18">PAGE TO BE DISPLAYED IN RIGHT DIV CONTAINS:-</text:p>
      <text:p text:style-name="P34"/>
      <text:list xml:id="list1526621646" text:style-name="L20">
        <text:list-item>
          <text:p text:style-name="P29">It contains a button that provides the same functionality as provided by hyperlink in center div3 mentioned above.</text:p>
        </text:list-item>
        <text:list-item>
          <text:p text:style-name="P29">A button that is used to view tha category ids and name that is being stored in database it opens a new page when gets clicked and contains a hyperlink to print the result displayed on page.</text:p>
        </text:list-item>
      </text:list>
      <text:p text:style-name="P19"/>
      <text:p text:style-name="P22"/>
      <text:p text:style-name="P48">Question Bank</text:p>
      <text:p text:style-name="P24"/>
      <text:p text:style-name="P28">The Question Bank sub menu is the secound submenu to be displayed whenever the Admin hovers the TEST menu.</text:p>
      <text:p text:style-name="P28">When Admin clicks on this submenu a page is to be displayed inside the <text:span text:style-name="T1">center div</text:span> and in the <text:span text:style-name="T1">right div</text:span> using the ajax functionality.</text:p>
      <text:p text:style-name="P28">The two pages that has been displayed shows the information as mentioned below.</text:p>
      <text:p text:style-name="P34"/>
      <text:p text:style-name="P34"/>
      <text:p text:style-name="P19">PAGE TO BE DISPLAYED IN CENTER DIV CONTAINS:-</text:p>
      <text:p text:style-name="P19"/>
      <text:p text:style-name="P30">The Center Div contains a drop down that shows the category name that is stored in database.</text:p>
      <text:p text:style-name="P30">The Admin selects a category from the combo box and can add questions one bye one or in bulk by clicking on the options shown in right div.</text:p>
      <text:p text:style-name="P24"/>
      <text:p text:style-name="P19"/>
      <text:p text:style-name="P19"/>
      <text:p text:style-name="P19"><text:soft-page-break/>PAGE TO BE DISPLAYED IN RIGHT DIV CONTAINS:-</text:p>
      <text:p text:style-name="P17"/>
      <text:p text:style-name="P30">The right div contains two options <text:span text:style-name="T1">Add one by one </text:span><text:span text:style-name="T5">or </text:span><text:span text:style-name="T1">Add bulk questions.</text:span><text:line-break/><text:line-break/>When the Admin clicks on <text:span text:style-name="T12">Add one by one</text:span> a div is toggled in that contains two hyperlinks as shown below :-</text:p>
      <text:p text:style-name="P30"/>
      <text:p text:style-name="P30">1. Multiple choice / Multiple response question</text:p>
      <text:p text:style-name="P30">2. True / False question</text:p>
      <text:p text:style-name="P27"/>
      <text:p text:style-name="P33"/>
      <text:p text:style-name="P35">Multiple choice / Multiple response question</text:p>
      <text:p text:style-name="P30"/>
      <text:p text:style-name="P30">When Admin clicks on this hyperlink a new page is opened in center div that contains a text box with heading question.</text:p>
      <text:p text:style-name="P30">The Admin eneters the question that is to be added in the test.<text:line-break/>There are four text box to be displayed which are going to be the options for the question. The <text:s/>admin enters the options value in text box that is to be displayed as answers.<text:line-break/>There is one checkbox infront of each option the admin check the option in front of text box which contains correct answer.</text:p>
      <text:p text:style-name="P30">The Admin can check in front of more then one answer text box when the question have multiple answers.</text:p>
      <text:p text:style-name="P30">There will be an additional text box with heading points should be displayed just above the submit button that contains the default value as 1. this text box only accepts numeric value.</text:p>
      <text:p text:style-name="P30">At bottom in contains the submit button on clicking which all validations are performed and question is stored in database after successfull validation check.</text:p>
      <text:p text:style-name="P30"/>
      <text:p text:style-name="P35">True / False question</text:p>
      <text:p text:style-name="P35"/>
      <text:p text:style-name="P30">When Admin clicks on this hyperlink a new page is opened in center div that contains a text box with heading question.</text:p>
      <text:p text:style-name="P30">The Admin eneters the question that is to be added in the test.</text:p>
      <text:p text:style-name="P30">There will be two text box with the check box infront of them.</text:p>
      <text:p text:style-name="P30">The admin enters the yes/no or true/false in the text box.</text:p>
      <text:p text:style-name="P30">If admin enters yes the other text box should contains no and vice – versa.</text:p>
      <text:p text:style-name="P30">If admin enters true the other text box should contains false and vice – versa.</text:p>
      <text:p text:style-name="P30">The admin checks only one check box out of two shown in front of answer text box.</text:p>
      <text:p text:style-name="P30">There will be an additional text box with heading points should be displayed just above the submit button that contains the default value as 1. this text box only accepts numeric value.</text:p>
      <text:p text:style-name="P30">At bottom in contains the submit button on clicking which all validations are performed and question is stored in database after successfull validation check.</text:p>
      <text:p text:style-name="P30"/>
      <text:p text:style-name="P16"/>
      <text:p text:style-name="P16"/>
      <text:p text:style-name="P16"/>
      <text:p text:style-name="P16"/>
      <text:p text:style-name="P16"/>
      <text:p text:style-name="P16"/>
      <text:p text:style-name="P16"/>
      <text:p text:style-name="P48"><text:soft-page-break/>ADD BULK QUESTIONS</text:p>
      <text:p text:style-name="P18"/>
      <text:p text:style-name="P23"><text:span text:style-name="T17">When Admin clicks on </text:span>ADD BULK QUESTIONS <text:span text:style-name="T20">a browser window is opened from where the admin selects a </text:span>FILE. <text:span text:style-name="T20">The file that is selected should be a </text:span><text:span text:style-name="T22">CSV FILE. </text:span></text:p>
      <text:p text:style-name="P30"/>
      <text:p text:style-name="P30">There will be an additional text box with heading points should be displayed just above the submit button that contains the default value as 1. this text box only accepts numeric value.</text:p>
      <text:p text:style-name="P30">The user clicks on submit button and file gets stored in Database.</text:p>
      <text:p text:style-name="P27"/>
      <text:p text:style-name="P23"/>
      <text:p text:style-name="P48">MY TEST</text:p>
      <text:p text:style-name="P30"/>
      <text:p text:style-name="P28">The Question Bank sub menu is the third submenu to be displayed whenever the Admin hovers the TEST menu.</text:p>
      <text:p text:style-name="P28"><text:span text:style-name="T23">When Admin clicks on this submenu a page is to be displayed inside the </text:span><text:span text:style-name="T1">center div</text:span><text:span text:style-name="T23"> and in the </text:span><text:span text:style-name="T1">right div</text:span><text:span text:style-name="T23"> using the ajax functionality.</text:span></text:p>
      <text:p text:style-name="P30"/>
      <text:p text:style-name="P30"/>
      <text:p text:style-name="P30"/>
      <text:p text:style-name="P20">PAGE TO BE DISPLAYED IN CENTER DIV CONTAINS:-</text:p>
      <text:p text:style-name="P20"/>
      <text:p text:style-name="P30">The center div contains two divs one contains the combo box and other the result associated with combo box.</text:p>
      <text:list xml:id="list493940433" text:style-name="L21">
        <text:list-item>
          <text:p text:style-name="P31">The combo box that is in center div1 contains the category name that are stored in database.</text:p>
        </text:list-item>
        <text:list-item>
          <text:p text:style-name="P31">Admin selects a value from combo box.</text:p>
        </text:list-item>
        <text:list-item>
          <text:p text:style-name="P31">After selection of the category value the the associated test will be displayed inside the center div2.</text:p>
        </text:list-item>
        <text:list-item>
          <text:p text:style-name="P31">There will be four hyperlink under each test result. Which are as follows.</text:p>
          <text:p text:style-name="P31"/>
          <text:p text:style-name="P31">4.1 <text:span text:style-name="T6">Manage Test.</text:span></text:p>
          <text:p text:style-name="P31">4.2 <text:span text:style-name="T6">Assign Test.</text:span></text:p>
          <text:p text:style-name="P31">4.3 <text:span text:style-name="T6">Preview Test.</text:span></text:p>
          <text:p text:style-name="P31">4.4 <text:span text:style-name="T6">View Results.</text:span></text:p>
        </text:list-item>
      </text:list>
      <text:p text:style-name="P27"/>
      <text:p text:style-name="P27"/>
      <text:p text:style-name="P27"/>
      <text:p text:style-name="P25"><text:s/><text:span text:style-name="T38">Manage Test</text:span></text:p>
      <text:p text:style-name="P16"/>
      <text:p text:style-name="P75"><text:span text:style-name="T29">Case 1: </text:span><text:span text:style-name="T30">Edit Test name and Category</text:span></text:p>
      <text:p text:style-name="P75"><text:span text:style-name="T29">Short Description:</text:span><text:span text:style-name="T28"> Admin can edit the test name</text:span><text:span text:style-name="T27">.</text:span></text:p>
      <text:p text:style-name="P75"><text:span text:style-name="T29">Primary Actor:</text:span><text:span text:style-name="T28"> </text:span><text:span text:style-name="T27">Admin</text:span></text:p>
      <text:p text:style-name="P75"><text:span text:style-name="T29">Precondition</text:span><text:span text:style-name="T27">: System should be connected to internet.</text:span></text:p>
      <text:p text:style-name="P75"><text:span text:style-name="T29">Trigger:</text:span><text:span text:style-name="T28"> </text:span><text:span text:style-name="T27">Admin opens the edit test name and category. </text:span></text:p>
      <text:p text:style-name="P73"><text:soft-page-break/>Steps performed:</text:p>
      <text:p text:style-name="P63">1.Admin can change the name of the test and the category of the selected test.</text:p>
      <text:list xml:id="list977050541" text:style-name="L32">
        <text:list-header>
          <text:p text:style-name="P68">2.Drop down is shown to the admin consisting of all the categories , now admin can change the category of the test by select option.</text:p>
          <text:p text:style-name="P68">3. Admin can also change the test name by giving the new name for that particular test.</text:p>
        </text:list-header>
      </text:list>
      <table:table table:name="Table5" table:style-name="Table5">
        <table:table-column table:style-name="Table5.A"/>
        <table:table-column table:style-name="Table5.B"/>
        <table:table-column table:style-name="Table5.C"/>
        <table:table-row>
          <table:table-cell table:style-name="Table5.A1" office:value-type="string">
            <text:p text:style-name="Table_20_Contents">Name</text:p>
          </table:table-cell>
          <table:table-cell table:style-name="Table5.A1" office:value-type="string">
            <text:p text:style-name="Table_20_Contents">Type</text:p>
          </table:table-cell>
          <table:table-cell table:style-name="Table5.C1" office:value-type="string">
            <text:p text:style-name="Table_20_Contents">Validation</text:p>
          </table:table-cell>
        </table:table-row>
        <table:table-row>
          <table:table-cell table:style-name="Table5.A2" office:value-type="string">
            <text:p text:style-name="Table_20_Contents">Test Name</text:p>
          </table:table-cell>
          <table:table-cell table:style-name="Table5.A2" office:value-type="string">
            <text:p text:style-name="Table_20_Contents">Text</text:p>
          </table:table-cell>
          <table:table-cell table:style-name="Table5.C2" office:value-type="string">
            <text:p text:style-name="Table_20_Contents">Can be alphanumeric/</text:p>
            <text:p text:style-name="Table_20_Contents">- is allowed/ no special characters/ url , script not allowed </text:p>
          </table:table-cell>
        </table:table-row>
      </table:table>
      <text:list xml:id="list1881163899" text:continue-numbering="true" text:style-name="L32">
        <text:list-header>
          <text:p text:style-name="P70"><text:span text:style-name="T35"><text:s/></text:span><text:span text:style-name="T36">Case 2: Random Questions.</text:span></text:p>
        </text:list-header>
      </text:list>
      <text:p text:style-name="P75"><text:span text:style-name="T29">Short Description:</text:span><text:span text:style-name="T28"> Admin can set the random question option </text:span><text:span text:style-name="T27">.</text:span></text:p>
      <text:p text:style-name="P75"><text:span text:style-name="T29">Primary Actor:</text:span><text:span text:style-name="T28"> </text:span><text:span text:style-name="T27">Admin.</text:span></text:p>
      <text:p text:style-name="P75"><text:span text:style-name="T29">Precondition</text:span><text:span text:style-name="T27">: System should be connected to internet.</text:span></text:p>
      <text:p text:style-name="P75"><text:span text:style-name="T29">Trigger:</text:span><text:span text:style-name="T28"> Admin clicks</text:span><text:span text:style-name="T27"> the random question. </text:span></text:p>
      <text:p text:style-name="P73"/>
      <text:p text:style-name="P73">Steps performed:</text:p>
      <text:p text:style-name="P74">1.Admin clicks on the random question option .</text:p>
      <text:p text:style-name="P63">2.Two sub options will be shown to the admin <text:s/>.</text:p>
      <text:p text:style-name="P71"><text:s text:c="4"/>a. Option 1:</text:p>
      <text:p text:style-name="P71"><text:tab/>By clicking on the option1 admin can set the total no of questions in that particular test by providing the value in the text field.</text:p>
      <text:p text:style-name="P71"/>
      <table:table table:name="Table6" table:style-name="Table6">
        <table:table-column table:style-name="Table6.A" table:number-columns-repeated="3"/>
        <table:table-row>
          <table:table-cell table:style-name="Table6.A1" office:value-type="string">
            <text:p text:style-name="P81">Name</text:p>
          </table:table-cell>
          <table:table-cell table:style-name="Table6.A1" office:value-type="string">
            <text:p text:style-name="P81">Type</text:p>
          </table:table-cell>
          <table:table-cell table:style-name="Table6.C1" office:value-type="string">
            <text:p text:style-name="P81">Validation</text:p>
          </table:table-cell>
        </table:table-row>
        <table:table-row>
          <table:table-cell table:style-name="Table6.A2" office:value-type="string">
            <text:p text:style-name="P81">No of question</text:p>
          </table:table-cell>
          <table:table-cell table:style-name="Table6.A2" office:value-type="string">
            <text:p text:style-name="P81">text</text:p>
          </table:table-cell>
          <table:table-cell table:style-name="Table6.C2" office:value-type="string">
            <text:p text:style-name="P81">Only numeric values is allowed.</text:p>
          </table:table-cell>
        </table:table-row>
      </table:table>
      <text:p text:style-name="P71"><text:tab/>Now admin is shown all the categories of the tests with the checkbox option, admin can add the question from different categories by selecting the checkboxes.</text:p>
      <text:p text:style-name="P71"><text:s text:c="5"/>b. Option 2:</text:p>
      <text:p text:style-name="P71"><text:tab/> By clicking on the option2 admin can select the questions per categories for that test by giving the numeric value in the provided fields for the respective category.</text:p>
      <text:p text:style-name="P71"><text:soft-page-break/></text:p>
      <table:table table:name="Table7" table:style-name="Table7">
        <table:table-column table:style-name="Table7.A" table:number-columns-repeated="3"/>
        <table:table-row>
          <table:table-cell table:style-name="Table7.A1" office:value-type="string">
            <text:p text:style-name="P81">Name</text:p>
          </table:table-cell>
          <table:table-cell table:style-name="Table7.A1" office:value-type="string">
            <text:p text:style-name="P81">Type </text:p>
          </table:table-cell>
          <table:table-cell table:style-name="Table7.C1" office:value-type="string">
            <text:p text:style-name="P81">Validation</text:p>
          </table:table-cell>
        </table:table-row>
        <table:table-row>
          <table:table-cell table:style-name="Table7.A2" office:value-type="string">
            <text:p text:style-name="P81">Category Name</text:p>
          </table:table-cell>
          <table:table-cell table:style-name="Table7.A2" office:value-type="string">
            <text:p text:style-name="P81">Text</text:p>
          </table:table-cell>
          <table:table-cell table:style-name="Table7.C2" office:value-type="string">
            <text:p text:style-name="P81">Only numeric values is allowed.</text:p>
          </table:table-cell>
        </table:table-row>
      </table:table>
      <text:p text:style-name="P71"/>
      <text:list xml:id="list1017819314" text:continue-numbering="true" text:style-name="L32">
        <text:list-header>
          <text:p text:style-name="P54">Case 2: Delete Test.</text:p>
        </text:list-header>
      </text:list>
      <text:p text:style-name="P75"><text:span text:style-name="T29">Short Description:</text:span><text:span text:style-name="T28"> Admin can delete tthe test </text:span><text:span text:style-name="T27">.</text:span></text:p>
      <text:p text:style-name="P75"><text:span text:style-name="T29">Primary Actor:</text:span><text:span text:style-name="T28"> </text:span><text:span text:style-name="T27">Admin.</text:span></text:p>
      <text:p text:style-name="P75"><text:span text:style-name="T29">Precondition</text:span><text:span text:style-name="T27">: System should be connected to internet.</text:span></text:p>
      <text:p text:style-name="P75"><text:span text:style-name="T29">Trigger:</text:span><text:span text:style-name="T28"> Admin clicks</text:span><text:span text:style-name="T27"> the delete test. </text:span></text:p>
      <text:p text:style-name="P73"/>
      <text:p text:style-name="P73">Steps performed:</text:p>
      <text:p text:style-name="P74">1.Admin clicks on the delete test option .</text:p>
      <text:p text:style-name="P61"><text:span text:style-name="T24">2.</text:span><text:span text:style-name="T25">Admin can delete the test if that test is not attempted.</text:span></text:p>
      <text:p text:style-name="P41"><text:span text:style-name="T9"/></text:p>
      <text:p text:style-name="P41"><text:span text:style-name="T9"/></text:p>
      <text:p text:style-name="P41"><text:span text:style-name="T9"/></text:p>
      <text:p text:style-name="P41"><text:span text:style-name="T9"/></text:p>
      <text:p text:style-name="P41"><text:span text:style-name="T9"/></text:p>
      <text:p text:style-name="P41"><text:span text:style-name="T9"/></text:p>
      <text:p text:style-name="P41"><text:span text:style-name="T9"/></text:p>
      <text:p text:style-name="P41"><text:span text:style-name="T9"/></text:p>
      <text:p text:style-name="P41"><text:span text:style-name="T9"/></text:p>
      <text:p text:style-name="P41"><text:span text:style-name="T9"/></text:p>
      <text:p text:style-name="P41"><text:span text:style-name="T9"/></text:p>
      <text:p text:style-name="P41"><text:span text:style-name="T9"/></text:p>
      <text:p text:style-name="P41"><text:span text:style-name="T9"/></text:p>
      <text:p text:style-name="P41"><text:span text:style-name="T9"/></text:p>
      <text:p text:style-name="P41"><text:span text:style-name="T9"/></text:p>
      <text:p text:style-name="P41"><text:span text:style-name="T9"/></text:p>
      <text:p text:style-name="P41"><text:span text:style-name="T9"/></text:p>
      <text:p text:style-name="P41"><text:span text:style-name="T9"/></text:p>
      <text:p text:style-name="P41"><text:span text:style-name="T9"/></text:p>
      <text:p text:style-name="P41"><text:span text:style-name="T9"/></text:p>
      <text:p text:style-name="P41"><text:span text:style-name="T9"/></text:p>
      <text:p text:style-name="P38"><text:soft-page-break/><text:span text:style-name="T8"/></text:p>
      <text:p text:style-name="P50">Assign:</text:p>
      <text:p text:style-name="P38"><text:span text:style-name="T8"/></text:p>
      <text:p text:style-name="P38"><text:span text:style-name="T8"><text:s/></text:span><text:span text:style-name="T7">Short Description</text:span><text:span text:style-name="T9">: Here user can view the sub links .<text:line-break/><text:line-break/></text:span><text:span text:style-name="T7">Primary Actor:</text:span><text:span text:style-name="T9"> Admin</text:span></text:p>
      <text:p text:style-name="P38"><text:span text:style-name="T8"><text:line-break/></text:span><text:span text:style-name="T7">Precondition</text:span><text:span text:style-name="T9">: System should be connected to internet.<text:line-break/><text:line-break/>Steps performed:</text:span></text:p>
      <text:p text:style-name="P38"><text:span text:style-name="T9"><text:s/></text:span></text:p>
      <text:p text:style-name="P38"><text:span text:style-name="T9"><text:s text:c="4"/>1. User selects the sub links, the sub links are as follows:</text:span></text:p>
      <text:list xml:id="list533953397" text:continue-list="list658397810" text:style-name="L8">
        <text:list-header>
          <text:p text:style-name="P9"><text:span text:style-name="T8"/></text:p>
          <text:p text:style-name="P9"><text:span text:style-name="T8"><text:s text:c="2"/>a. Assign</text:span></text:p>
          <text:p text:style-name="P9"><text:span text:style-name="T8"><text:s text:c="2"/>b. View Assign Test</text:span></text:p>
        </text:list-header>
      </text:list>
      <text:p text:style-name="P7"><text:span text:style-name="T8"><text:s text:c="3"/></text:span></text:p>
      <text:p text:style-name="P7"><text:span text:style-name="T8"/></text:p>
      <text:list xml:id="list64618800" text:style-name="L12">
        <text:list-header>
          <text:p text:style-name="P43"><text:span text:style-name="T2">Assign -</text:span></text:p>
          <text:p text:style-name="P43"><text:span text:style-name="T3"/></text:p>
          <text:p text:style-name="P43"><text:span text:style-name="T21">Step 1</text:span><text:span text:style-name="T8">: </text:span><text:span text:style-name="T2">Select test </text:span></text:p>
        </text:list-header>
      </text:list>
      <text:p text:style-name="Standard"><text:span text:style-name="T2"/></text:p>
      <text:p text:style-name="Standard"><text:span text:style-name="T2"><text:s text:c="15"/>The admin will select from the following set of <text:s/>test set that has been created already before to create a test. A dropdown box will be displayed to select the category and then all the question set of that following category set will be viewed to the admin in form of radio button, the admin will select one of the radio button to proceed forward.</text:span></text:p>
      <text:p text:style-name="Standard"><text:span text:style-name="T2"/></text:p>
      <text:p text:style-name="Standard"><text:span text:style-name="T3">Step 2</text:span><text:span text:style-name="T2">: Test settings</text:span></text:p>
      <text:p text:style-name="Standard"><text:span text:style-name="T2"><text:s text:c="12"/></text:span></text:p>
      <text:p text:style-name="Standard"><text:span text:style-name="T2"><text:s text:c="14"/>The admin will be doing the following work to generate a test link</text:span></text:p>
      <text:p text:style-name="Standard"><text:span text:style-name="T2"/></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76"><text:s text:c="2"/>Field name</text:p>
          </table:table-cell>
          <table:table-cell table:style-name="Table2.A1" office:value-type="string">
            <text:p text:style-name="P76"><text:s/>Type</text:p>
          </table:table-cell>
          <table:table-cell table:style-name="Table2.A1" office:value-type="string">
            <text:p text:style-name="P76">Values</text:p>
          </table:table-cell>
          <table:table-cell table:style-name="Table2.D1" office:value-type="string">
            <text:p text:style-name="P76">Validation</text:p>
          </table:table-cell>
        </table:table-row>
        <table:table-row>
          <table:table-cell table:style-name="Table2.A2" office:value-type="string">
            <text:p text:style-name="Table_20_Contents">Direct link name</text:p>
          </table:table-cell>
          <table:table-cell table:style-name="Table2.A2" office:value-type="string">
            <text:p text:style-name="Table_20_Contents">text</text:p>
          </table:table-cell>
          <table:table-cell table:style-name="Table2.A2" office:value-type="string">
            <text:p text:style-name="Table_20_Contents"/>
          </table:table-cell>
          <table:table-cell table:style-name="Table2.D2" office:value-type="string">
            <text:p text:style-name="Table_20_Contents">Must not be a url/script</text:p>
          </table:table-cell>
        </table:table-row>
        <table:table-row>
          <table:table-cell table:style-name="Table2.A2" office:value-type="string">
            <text:p text:style-name="Table_20_Contents">Email results to me</text:p>
          </table:table-cell>
          <table:table-cell table:style-name="Table2.A2" office:value-type="string">
            <text:p text:style-name="Table_20_Contents">radio</text:p>
          </table:table-cell>
          <table:table-cell table:style-name="Table2.A2" office:value-type="string">
            <text:p text:style-name="Table_20_Contents">1. Off</text:p>
            <text:p text:style-name="Table_20_Contents">2. Email score only</text:p>
            <text:p text:style-name="Table_20_Contents">3. Email score, and incorrectly answered questions only</text:p>
            <text:p text:style-name="Table_20_Contents">4. Email score, and all answered questions</text:p>
          </table:table-cell>
          <table:table-cell table:style-name="Table2.D2" office:value-type="string">
            <text:p text:style-name="Table_20_Contents">required</text:p>
          </table:table-cell>
        </table:table-row>
        <table:table-row>
          <table:table-cell table:style-name="Table2.A2" office:value-type="string">
            <text:h text:style-name="P83" text:outline-level="4">Collect user information</text:h>
            <text:p text:style-name="Table_20_Contents"/>
          </table:table-cell>
          <table:table-cell table:style-name="Table2.A2" office:value-type="string">
            <text:p text:style-name="Table_20_Contents">checkbox</text:p>
          </table:table-cell>
          <table:table-cell table:style-name="Table2.A2" office:value-type="string">
            <text:p text:style-name="Table_20_Contents">1. First Name</text:p>
            <text:p text:style-name="Table_20_Contents">2. Last Name</text:p>
            <text:p text:style-name="Table_20_Contents">3. Email Id</text:p>
          </table:table-cell>
          <table:table-cell table:style-name="Table2.D2" office:value-type="string">
            <text:p text:style-name="Table_20_Contents">required</text:p>
          </table:table-cell>
        </table:table-row>
        <text:soft-page-break/>
        <table:table-row table:style-name="Table2.5">
          <table:table-cell table:style-name="Table2.A2" office:value-type="string">
            <text:p text:style-name="Table_20_Contents">Test Availability</text:p>
          </table:table-cell>
          <table:table-cell table:style-name="Table2.A2" office:value-type="string">
            <text:p text:style-name="Table_20_Contents">date</text:p>
          </table:table-cell>
          <table:table-cell table:style-name="Table2.A2" office:value-type="string">
            <text:p text:style-name="Table_20_Contents"><text:s/></text:p>
          </table:table-cell>
          <table:table-cell table:style-name="Table2.D2" office:value-type="string">
            <text:p text:style-name="Table_20_Contents">required</text:p>
          </table:table-cell>
        </table:table-row>
        <table:table-row>
          <table:table-cell table:style-name="Table2.A2" office:value-type="string">
            <text:p text:style-name="Table_20_Contents">Choose what user will see after completion</text:p>
          </table:table-cell>
          <table:table-cell table:style-name="Table2.A2" office:value-type="string">
            <text:p text:style-name="Table_20_Contents">radio</text:p>
          </table:table-cell>
          <table:table-cell table:style-name="Table2.A2" office:value-type="string">
            <text:p text:style-name="Table_20_Contents">1. No score, questions or feedback</text:p>
            <text:p text:style-name="Table_20_Contents">2. Score only</text:p>
            <text:p text:style-name="Table_20_Contents">3. Score, questions and chosen answers</text:p>
            <text:p text:style-name="Table_20_Contents">4. Score, questions, chosen answers and show correct answers</text:p>
          </table:table-cell>
          <table:table-cell table:style-name="Table2.D2" office:value-type="string">
            <text:p text:style-name="Table_20_Contents">required</text:p>
          </table:table-cell>
        </table:table-row>
        <table:table-row>
          <table:table-cell table:style-name="Table2.A2" office:value-type="string">
            <text:h text:style-name="P82" text:outline-level="3">Give questions in random order</text:h>
            <text:p text:style-name="P56"/>
            <text:p text:style-name="Table_20_Contents"/>
          </table:table-cell>
          <table:table-cell table:style-name="Table2.A2" office:value-type="string">
            <text:p text:style-name="Table_20_Contents">radio</text:p>
          </table:table-cell>
          <table:table-cell table:style-name="Table2.A2" office:value-type="string">
            <text:p text:style-name="Table_20_Contents">1. Off</text:p>
            <text:p text:style-name="Table_20_Contents">2. On</text:p>
          </table:table-cell>
          <table:table-cell table:style-name="Table2.D2" office:value-type="string">
            <text:p text:style-name="Table_20_Contents">required</text:p>
          </table:table-cell>
        </table:table-row>
        <table:table-row>
          <table:table-cell table:style-name="Table2.A2" office:value-type="string">
            <text:h text:style-name="P82" text:outline-level="3">Number of questions to be displayed per page</text:h>
            <text:p text:style-name="Table_20_Contents"/>
          </table:table-cell>
          <table:table-cell table:style-name="Table2.A2" office:value-type="string">
            <text:p text:style-name="Table_20_Contents">combobox</text:p>
          </table:table-cell>
          <table:table-cell table:style-name="Table2.A2" office:value-type="string">
            <text:p text:style-name="Table_20_Contents">1-10</text:p>
          </table:table-cell>
          <table:table-cell table:style-name="Table2.D2" office:value-type="string">
            <text:p text:style-name="Table_20_Contents">required</text:p>
            <text:p text:style-name="Table_20_Contents"/>
          </table:table-cell>
        </table:table-row>
        <table:table-row>
          <table:table-cell table:style-name="Table2.A2" office:value-type="string">
            <text:h text:style-name="P82" text:outline-level="3">Time limit (Optional)</text:h>
            <text:p text:style-name="Table_20_Contents"/>
          </table:table-cell>
          <table:table-cell table:style-name="Table2.A2" office:value-type="string">
            <text:p text:style-name="Table_20_Contents">number</text:p>
          </table:table-cell>
          <table:table-cell table:style-name="Table2.A2" office:value-type="string">
            <text:p text:style-name="Table_20_Contents"/>
          </table:table-cell>
          <table:table-cell table:style-name="Table2.D2" office:value-type="string">
            <text:p text:style-name="Table_20_Contents">Must be an integer</text:p>
          </table:table-cell>
        </table:table-row>
        <table:table-row>
          <table:table-cell table:style-name="Table2.A2" office:value-type="string">
            <text:h text:style-name="P82" text:outline-level="3">Allow users to go back during test</text:h>
            <text:p text:style-name="Table_20_Contents"/>
          </table:table-cell>
          <table:table-cell table:style-name="Table2.A2" office:value-type="string">
            <text:p text:style-name="Table_20_Contents">radio</text:p>
          </table:table-cell>
          <table:table-cell table:style-name="Table2.A2" office:value-type="string">
            <text:p text:style-name="Table_20_Contents">1. Off</text:p>
            <text:p text:style-name="Table_20_Contents">2. On</text:p>
          </table:table-cell>
          <table:table-cell table:style-name="Table2.D2" office:value-type="string">
            <text:p text:style-name="Table_20_Contents">required</text:p>
          </table:table-cell>
        </table:table-row>
        <table:table-row>
          <table:table-cell table:style-name="Table2.A2" office:value-type="string">
            <text:h text:style-name="P82" text:outline-level="3">Set test pass mark and feedback (Optional)</text:h>
            <text:p text:style-name="P56"/>
          </table:table-cell>
          <table:table-cell table:style-name="Table2.A2" office:value-type="string">
            <text:p text:style-name="Table_20_Contents">decimal</text:p>
          </table:table-cell>
          <table:table-cell table:style-name="Table2.A2" office:value-type="string">
            <text:p text:style-name="Table_20_Contents"/>
          </table:table-cell>
          <table:table-cell table:style-name="Table2.D2" office:value-type="string">
            <text:p text:style-name="Table_20_Contents">Must not be a string or character.</text:p>
          </table:table-cell>
        </table:table-row>
        <table:table-row>
          <table:table-cell table:style-name="Table2.A2" office:value-type="string">
            <text:h text:style-name="P82" text:outline-level="3">Show 'Brief test settings' before each test starts</text:h>
            <text:p text:style-name="P56"/>
          </table:table-cell>
          <table:table-cell table:style-name="Table2.A2" office:value-type="string">
            <text:p text:style-name="Table_20_Contents">radio</text:p>
          </table:table-cell>
          <table:table-cell table:style-name="Table2.A2" office:value-type="string">
            <text:p text:style-name="Table_20_Contents">1. Off</text:p>
            <text:p text:style-name="Table_20_Contents">2. On</text:p>
          </table:table-cell>
          <table:table-cell table:style-name="Table2.D2" office:value-type="string">
            <text:p text:style-name="Table_20_Contents">required</text:p>
          </table:table-cell>
        </table:table-row>
      </table:table>
      <text:p text:style-name="Standard"><text:span text:style-name="T2"/></text:p>
      <text:p text:style-name="P38"><text:span text:style-name="T8"/></text:p>
      <text:p text:style-name="P38"><text:span text:style-name="T8">Once all the feilds are successfully filled the admin click on to the submit button to generate the link.</text:span></text:p>
      <text:p text:style-name="P38"><text:span text:style-name="T8"/></text:p>
      <text:p text:style-name="P38"><text:soft-page-break/><text:span text:style-name="T8"/></text:p>
      <text:p text:style-name="P38"><text:span text:style-name="T8"/></text:p>
      <text:p text:style-name="P38"><text:span text:style-name="T8"/></text:p>
      <text:p text:style-name="P38"><text:span text:style-name="T8">Step 4: </text:span><text:span text:style-name="T9">Review</text:span></text:p>
      <text:p text:style-name="P38"><text:span text:style-name="T9"><text:s text:c="2"/></text:span></text:p>
      <text:p text:style-name="P38"><text:span text:style-name="T9"><text:s text:c="3"/>Finally the link is generated successfully, and if admin wishes admin can review the <text:s/>test. </text:span></text:p>
      <text:p text:style-name="P38"><text:span text:style-name="T9"/></text:p>
      <text:p text:style-name="P38"><text:span text:style-name="T9"/></text:p>
      <text:p text:style-name="P38"><text:span text:style-name="T9">View Assign Test -- </text:span></text:p>
      <text:p text:style-name="P38"><text:span text:style-name="T9"/></text:p>
      <text:p text:style-name="P38"><text:span text:style-name="T9"><text:s text:c="2"/>The admin if wished to can delete a test link if the link has not been used by any one.</text:span></text:p>
      <text:p text:style-name="P38"><text:span text:style-name="T9"/></text:p>
      <text:p text:style-name="Standard"><text:span text:style-name="T16"/></text:p>
      <text:p text:style-name="Standard"><text:span text:style-name="T16"/></text:p>
      <text:p text:style-name="P53"><text:span text:style-name="T31">RESULT</text:span></text:p>
      <text:p text:style-name="P47"/>
      <text:p text:style-name="P57">Submenu :-</text:p>
      <text:list xml:id="list17136930551" text:style-name="L22">
        <text:list-item>
          <text:p text:style-name="P62">By Test.</text:p>
        </text:list-item>
        <text:list-item>
          <text:p text:style-name="P62">Search User.</text:p>
        </text:list-item>
      </text:list>
      <text:p text:style-name="P73">Case 1: By Test</text:p>
      <text:p text:style-name="P75"><text:span text:style-name="T29">Short Description:</text:span><text:span text:style-name="T28"> Admin can see result by tests</text:span><text:span text:style-name="T27">.</text:span></text:p>
      <text:p text:style-name="P75"><text:span text:style-name="T29">Primary Actor:</text:span><text:span text:style-name="T28"> </text:span><text:span text:style-name="T27">Admin</text:span></text:p>
      <text:p text:style-name="P75"><text:span text:style-name="T29">Precondition</text:span><text:span text:style-name="T27">: System should be connected to internet.</text:span></text:p>
      <text:p text:style-name="P75"><text:span text:style-name="T29">Trigger:</text:span><text:span text:style-name="T28"> </text:span><text:span text:style-name="T27">Admin opens the By Test page. </text:span></text:p>
      <text:p text:style-name="P73">Steps performed:</text:p>
      <text:list xml:id="list1134394077" text:style-name="L28">
        <text:list-item>
          <text:p text:style-name="P64">Admin is shown the By Test page.</text:p>
        </text:list-item>
        <text:list-item>
          <text:p text:style-name="P64">A drop down menu will open showing all the categories.</text:p>
        </text:list-item>
        <text:list-item>
          <text:p text:style-name="P64">Admin will choose one of the category.</text:p>
        </text:list-item>
        <text:list-item>
          <text:p text:style-name="P64">After selecting the category user is shown all the tests of the selected category with the following options.</text:p>
          <text:p text:style-name="P64">a. Test list</text:p>
          <text:p text:style-name="P64">b. No. Of users appeared in that particular test.</text:p>
          <text:p text:style-name="P64"><text:soft-page-break/>c. Date of Test.</text:p>
          <text:p text:style-name="P64">d. Duration of the test.</text:p>
          <text:p text:style-name="P64">e. No. Of attempts for that particular test(How many times that test is attempted).</text:p>
        </text:list-item>
        <text:list-item>
          <text:p text:style-name="P64">Admin click on a particular test from the test list.</text:p>
        </text:list-item>
        <text:list-item>
          <text:p text:style-name="P64">After clicking on the particular test user is able to see all the options as described below for the clicked test.</text:p>
          <text:p text:style-name="P64">a. Username- All the users who attempted that test.</text:p>
          <text:p text:style-name="P64">b. <text:s/>Percentage of all the users.</text:p>
          <text:p text:style-name="P64">c. <text:s/>Scores of all the users.</text:p>
          <text:p text:style-name="P64">d. Total no of questions attempted by all the users.</text:p>
        </text:list-item>
      </text:list>
      <text:p text:style-name="P63"/>
      <text:p text:style-name="P73">Case 2: Search User</text:p>
      <text:p text:style-name="P75"><text:span text:style-name="T29">Short Description:</text:span><text:span text:style-name="T28"> Admin can search the result of a particular User</text:span><text:span text:style-name="T27">.</text:span></text:p>
      <text:p text:style-name="P75"><text:span text:style-name="T29">Primary Actor:</text:span><text:span text:style-name="T28"> </text:span><text:span text:style-name="T27">Admin.</text:span></text:p>
      <text:p text:style-name="P75"><text:span text:style-name="T29">Precondition</text:span><text:span text:style-name="T27">: System should be connected to internet.</text:span></text:p>
      <text:p text:style-name="P75"><text:span text:style-name="T29">Trigger:</text:span><text:span text:style-name="T28"> Admin</text:span><text:span text:style-name="T27"> opens the Search User page. </text:span></text:p>
      <text:p text:style-name="P73">Steps performed:</text:p>
      <text:p text:style-name="P63">1.Admin is shown the Search User page.</text:p>
      <text:list xml:id="list2156350612" text:style-name="L29">
        <text:list-header>
          <text:p text:style-name="P65">2.Following options will display.</text:p>
          <text:list>
            <text:list-item>
              <text:list>
                <text:list-item>
                  <text:list>
                    <text:list-item>
                      <text:list>
                        <text:list-item>
                          <text:list>
                            <text:list-item>
                              <text:list>
                                <text:list-header>
                                  <text:p text:style-name="P65"><text:s text:c="4"/><text:tab/><text:tab/></text:p>
                                </text:list-header>
                              </text:list>
                            </text:list-item>
                          </text:list>
                        </text:list-item>
                      </text:list>
                    </text:list-item>
                  </text:list>
                </text:list-item>
              </text:list>
            </text:list-item>
          </text:list>
        </text:list-header>
      </text:list>
      <table:table table:name="Table3" table:style-name="Table3">
        <table:table-column table:style-name="Table3.A"/>
        <table:table-column table:style-name="Table3.B"/>
        <table:table-column table:style-name="Table3.C"/>
        <table:table-row>
          <table:table-cell table:style-name="Table3.A1" office:value-type="string">
            <text:p text:style-name="P79">Name</text:p>
          </table:table-cell>
          <table:table-cell table:style-name="Table3.A1" office:value-type="string">
            <text:p text:style-name="P79">Type</text:p>
          </table:table-cell>
          <table:table-cell table:style-name="Table3.C1" office:value-type="string">
            <text:p text:style-name="P79">Validation</text:p>
          </table:table-cell>
        </table:table-row>
        <table:table-row>
          <table:table-cell table:style-name="Table3.A2" office:value-type="string">
            <text:p text:style-name="P63">Firstname </text:p>
          </table:table-cell>
          <table:table-cell table:style-name="Table3.A2" office:value-type="string">
            <text:p text:style-name="P63">Text</text:p>
          </table:table-cell>
          <table:table-cell table:style-name="Table3.C2" office:value-type="string">
            <text:p text:style-name="P80">Must start with capital letter/ space not allowed/script,url not allowed</text:p>
          </table:table-cell>
        </table:table-row>
        <table:table-row>
          <table:table-cell table:style-name="Table3.A2" office:value-type="string">
            <text:p text:style-name="P63">Lastname</text:p>
          </table:table-cell>
          <table:table-cell table:style-name="Table3.A2" office:value-type="string">
            <text:p text:style-name="P63">Text</text:p>
          </table:table-cell>
          <table:table-cell table:style-name="Table3.C2" office:value-type="string">
            <text:p text:style-name="P80">Must start with capital letter/ space not allowed/script,url not allowed</text:p>
          </table:table-cell>
        </table:table-row>
      </table:table>
      <text:p text:style-name="P63"/>
      <text:p text:style-name="P63">3.Admin enters the firstname and lastname of the particular user.</text:p>
      <text:p text:style-name="P63">4.Admin is shown that particular user with the following details.</text:p>
      <text:p text:style-name="P63"><text:tab/>a. Firstname- Firstname of the user.</text:p>
      <text:p text:style-name="P63"><text:soft-page-break/><text:tab/>b. Lastname- Lastname of the User.</text:p>
      <text:p text:style-name="P63"><text:tab/>c. Test List- All the attempted test for that prticular user.</text:p>
      <text:list xml:id="list120580199" text:continue-list="list1134394077" text:style-name="L28">
        <text:list-header>
          <text:p text:style-name="P64">d. <text:s/>Percentage of the user in the respective test.</text:p>
          <text:p text:style-name="P64">e. <text:s/>Scores of the user in the respective test.</text:p>
        </text:list-header>
      </text:list>
      <text:p text:style-name="P63"><text:s text:c="9"/>f. Total no of questions attempted by the users in the respective test.</text:p>
      <text:p text:style-name="P63"/>
      <text:p text:style-name="P51"><text:span text:style-name="T11">MY ACCOUNT</text:span></text:p>
      <text:p text:style-name="P25"/>
      <text:p text:style-name="P59">Submenu :-</text:p>
      <text:p text:style-name="P58">1.My Settings.</text:p>
      <text:p text:style-name="P58">2.Upgrade.</text:p>
      <text:p text:style-name="P73">Case 1: My Settings</text:p>
      <text:p text:style-name="P75"><text:span text:style-name="T29">Short Description:</text:span><text:span text:style-name="T28"> Admin can see the account settings</text:span><text:span text:style-name="T27">.</text:span></text:p>
      <text:p text:style-name="P75"><text:span text:style-name="T29">Primary Actor:</text:span><text:span text:style-name="T28"> </text:span><text:span text:style-name="T27">Admin</text:span></text:p>
      <text:p text:style-name="P75"><text:span text:style-name="T29">Precondition</text:span><text:span text:style-name="T27">: System should be connected to internet.</text:span></text:p>
      <text:p text:style-name="P75"><text:span text:style-name="T29">Trigger:</text:span><text:span text:style-name="T28"> </text:span><text:span text:style-name="T27">Admin opens the My Setting page. </text:span></text:p>
      <text:p text:style-name="P73">Steps performed:</text:p>
      <text:list xml:id="list1750262694" text:style-name="L30">
        <text:list-item>
          <text:p text:style-name="P66">Admin is shown the My Setting page where the following information will display.</text:p>
          <text:p text:style-name="P66">a. Username.</text:p>
          <text:p text:style-name="P66">b. Firstname.</text:p>
          <text:p text:style-name="P66">c. Lastname.</text:p>
          <text:p text:style-name="P66">d. Registered plan Information.</text:p>
          <text:p text:style-name="P66">e. Change Password option.</text:p>
        </text:list-item>
        <text:list-item>
          <text:p text:style-name="P66">Admin can change the password for his/her account by providing the old and new password.</text:p>
        </text:list-item>
      </text:list>
      <text:p text:style-name="P63"/>
      <text:p text:style-name="P63"/>
      <table:table table:name="Table4" table:style-name="Table4">
        <table:table-column table:style-name="Table4.A"/>
        <table:table-column table:style-name="Table4.B"/>
        <table:table-column table:style-name="Table4.C"/>
        <table:table-row>
          <table:table-cell table:style-name="Table4.A1" office:value-type="string">
            <text:p text:style-name="P79">Name</text:p>
          </table:table-cell>
          <table:table-cell table:style-name="Table4.A1" office:value-type="string">
            <text:p text:style-name="P79">Type</text:p>
          </table:table-cell>
          <table:table-cell table:style-name="Table4.C1" office:value-type="string">
            <text:p text:style-name="P79">Validation</text:p>
          </table:table-cell>
        </table:table-row>
        <table:table-row>
          <table:table-cell table:style-name="Table4.A2" office:value-type="string">
            <text:p text:style-name="P80">Old Password</text:p>
          </table:table-cell>
          <table:table-cell table:style-name="Table4.A2" office:value-type="string">
            <text:p text:style-name="P80">Text</text:p>
          </table:table-cell>
          <table:table-cell table:style-name="Table4.C2" office:value-type="string">
            <text:p text:style-name="P80">Password should be atleast 8 character <text:soft-page-break/>long/must contain a uppercase , lowercase and a special character. <text:s/></text:p>
          </table:table-cell>
        </table:table-row>
        <table:table-row>
          <table:table-cell table:style-name="Table4.A2" office:value-type="string">
            <text:p text:style-name="P80">New Password</text:p>
          </table:table-cell>
          <table:table-cell table:style-name="Table4.A2" office:value-type="string">
            <text:p text:style-name="P80">Text</text:p>
          </table:table-cell>
          <table:table-cell table:style-name="Table4.C2" office:value-type="string">
            <text:p text:style-name="P80">Password should be atleast 8 character long/must contain a uppercase , lowercase and a special character. <text:s/></text:p>
          </table:table-cell>
        </table:table-row>
        <table:table-row>
          <table:table-cell table:style-name="Table4.A2" office:value-type="string">
            <text:p text:style-name="P80">Confirm Password</text:p>
          </table:table-cell>
          <table:table-cell table:style-name="Table4.A2" office:value-type="string">
            <text:p text:style-name="P80">Text</text:p>
          </table:table-cell>
          <table:table-cell table:style-name="Table4.C2" office:value-type="string">
            <text:p text:style-name="P80">Password should be atleast 8 character long/must contain a uppercase , lowercase and a special character. <text:s/></text:p>
          </table:table-cell>
        </table:table-row>
      </table:table>
      <text:p text:style-name="P63"><text:s text:c="4"/></text:p>
      <text:p text:style-name="P69">Case 2: Upgrade.</text:p>
      <text:p text:style-name="P75"><text:span text:style-name="T29">Short Description:</text:span><text:span text:style-name="T28"> Admin can upgrade the registered plan</text:span><text:span text:style-name="T27">.</text:span></text:p>
      <text:p text:style-name="P75"><text:span text:style-name="T29">Primary Actor:</text:span><text:span text:style-name="T28"> </text:span><text:span text:style-name="T27">Admin.</text:span></text:p>
      <text:p text:style-name="P75"><text:span text:style-name="T29">Precondition</text:span><text:span text:style-name="T27">: System should be connected to internet.</text:span></text:p>
      <text:p text:style-name="P75"><text:span text:style-name="T29">Trigger:</text:span><text:span text:style-name="T28"> Admin</text:span><text:span text:style-name="T27"> opens the Upgrade page. </text:span></text:p>
      <text:p text:style-name="P73">Steps performed:</text:p>
      <text:p text:style-name="P63">1.Admin is shown all the plans and the registered plan of the Admin .</text:p>
      <text:list xml:id="list167444707" text:style-name="L31">
        <text:list-header>
          <text:p text:style-name="P67">2.Admin can upgrade the plan also.</text:p>
        </text:list-header>
      </text:list>
      <text:p text:style-name="P71"><text:tab/></text:p>
      <text:p text:style-name="P71"><text:tab/></text:p>
      <text:p text:style-name="P72">HELP</text:p>
      <text:p text:style-name="P59"/>
      <text:p text:style-name="P59">Submenu :-</text:p>
      <text:p text:style-name="P58">1 FAQ.</text:p>
      <text:p text:style-name="P58">2. Overview.</text:p>
      <text:p text:style-name="P73">Case 1: FAQ</text:p>
      <text:p text:style-name="P75"><text:span text:style-name="T29">Short Description:</text:span><text:span text:style-name="T28"> User/Admin can see the frequently asked questions</text:span><text:span text:style-name="T27">.</text:span></text:p>
      <text:p text:style-name="P75"><text:span text:style-name="T29">Primary Actor:</text:span><text:span text:style-name="T28"> </text:span><text:span text:style-name="T27">User/Admin</text:span></text:p>
      <text:p text:style-name="P75"><text:span text:style-name="T29">Precondition</text:span><text:span text:style-name="T27">: System should be connected to internet.</text:span></text:p>
      <text:p text:style-name="P75"><text:span text:style-name="T29">Trigger:</text:span><text:span text:style-name="T28"> </text:span><text:span text:style-name="T27">Admin/User opens the Help page. </text:span></text:p>
      <text:p text:style-name="P73">Steps performed:</text:p>
      <text:p text:style-name="P63"><text:soft-page-break/>1.Admin/User is shown the FAQ page.</text:p>
      <text:p text:style-name="P69">Case 2: Overview.</text:p>
      <text:p text:style-name="P75"><text:span text:style-name="T29">Short Description:</text:span><text:span text:style-name="T28"> Admin/User can see the overall website </text:span><text:span text:style-name="T27">.</text:span></text:p>
      <text:p text:style-name="P75"><text:span text:style-name="T29">Primary Actor:</text:span><text:span text:style-name="T28"> </text:span><text:span text:style-name="T27">Admin/User.</text:span></text:p>
      <text:p text:style-name="P75"><text:span text:style-name="T29">Precondition</text:span><text:span text:style-name="T27">: System should be connected to internet.</text:span></text:p>
      <text:p text:style-name="P75"><text:span text:style-name="T29">Trigger:</text:span><text:span text:style-name="T28"> Admin/User</text:span><text:span text:style-name="T27"> opens the overview page. </text:span></text:p>
      <text:p text:style-name="P73">Steps performed:</text:p>
      <text:p text:style-name="P74">1.Admin is able to see the site map of the website .</text:p>
      <text:p text:style-name="P63">2.Admin/User is shown the information about the website i.e, how to create test <text:s text:c="2"/>/ how to assign the test to the users/ how to see the result of the attempted tests/how to change the settings etc .</text:p>
      <text:p text:style-name="P71"><text:s text:c="2"/></text:p>
      <text:p text:style-name="P60"><text:span text:style-name="T2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 svg:font-family="Calibri"/>
    <style:font-face style:name="Lohit Hindi1" svg:font-family="'Lohit Hindi'"/>
    <style:font-face style:name="OpenSymbol" svg:font-family="OpenSymbol"/>
    <style:font-face style:name="Times" svg:font-family="Time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Droid Sans Fallback" style:font-size-asian="12pt" style:font-weight-asian="bold" style:font-name-complex="Lohit Hindi" style:font-size-complex="12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roid Sans Fallback"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Fallback" style:font-size-asian="14pt" style:font-weight-asian="bold" style:font-name-complex="Lohit Hindi"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roid Sans Fallback" style:font-size-asian="10pt" style:font-weight-asian="bold" style:font-name-complex="Lohit Hindi" style:font-size-complex="10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hit Singh</meta:initial-creator>
    <meta:creation-date>2013-05-03T11:11:45</meta:creation-date>
    <dc:date>2013-05-03T16:28:03</dc:date>
    <dc:creator>Mohit Singh</dc:creator>
    <meta:editing-duration>PT54M15S</meta:editing-duration>
    <meta:editing-cycles>4</meta:editing-cycles>
    <meta:generator>LibreOffice/3.5$Linux_X86_64 LibreOffice_project/350m1$Build-2</meta:generator>
    <meta:document-statistic meta:table-count="8" meta:image-count="0" meta:object-count="0" meta:page-count="18" meta:paragraph-count="411" meta:word-count="2981" meta:character-count="15962" meta:non-whitespace-character-count="14373"/>
  </office:meta>
</office:document-meta>
</file>